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sans-serif" svg:font-family="sans-serif"/>
    <style:font-face style:name="Arial Unicode MS1" svg:font-family="'Arial Unicode MS'" style:font-family-generic="swiss"/>
    <style:font-face style:name="Liberation Mono1" svg:font-family="'Liberation Mono'" style:font-family-generic="modern" style:font-pitch="fixed"/>
    <style:font-face style:name="Liberation Mono" svg:font-family="'Liberation Mon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17.59cm" style:rel-width="100%" table:align="left"/>
    </style:style>
    <style:style style:name="Table1.A" style:family="table-column">
      <style:table-column-properties style:column-width="7.86cm" style:rel-column-width="29284*"/>
    </style:style>
    <style:style style:name="Table1.B" style:family="table-column">
      <style:table-column-properties style:column-width="9.73cm" style:rel-column-width="36250*"/>
    </style:style>
    <style:style style:name="Table1.A1" style:family="table-cell">
      <style:table-cell-properties style:vertical-align="middle" fo:padding="0.049cm" fo:border="none"/>
    </style:style>
    <style:style style:name="Table2" style:family="table">
      <style:table-properties style:width="17.59cm" table:align="left"/>
    </style:style>
    <style:style style:name="Table2.A" style:family="table-column">
      <style:table-column-properties style:column-width="2.381cm"/>
    </style:style>
    <style:style style:name="Table2.B" style:family="table-column">
      <style:table-column-properties style:column-width="15.208cm"/>
    </style:style>
    <style:style style:name="Table2.A1" style:family="table-cell">
      <style:table-cell-properties fo:padding="0cm" fo:border="none"/>
    </style:style>
    <style:style style:name="Table2.B1" style:family="table-cell">
      <style:table-cell-properties fo:padding="0.049cm" fo:border="none"/>
    </style:style>
    <style:style style:name="P1" style:family="paragraph" style:parent-style-name="Text_20_body">
      <style:paragraph-properties fo:margin-left="0cm" fo:margin-right="0cm" fo:orphans="2" fo:widows="2" fo:text-indent="0cm" style:auto-text-indent="false"/>
    </style:style>
    <style:style style:name="P2" style:family="paragraph" style:parent-style-name="Text_20_body">
      <style:paragraph-properties fo:margin-left="0cm" fo:margin-right="0cm" fo:orphans="2" fo:widows="2" fo:text-indent="0cm" style:auto-text-indent="false"/>
      <style:text-properties officeooo:paragraph-rsid="0028ad2a"/>
    </style:style>
    <style:style style:name="P3" style:family="paragraph" style:parent-style-name="Text_20_body">
      <style:paragraph-properties fo:margin-left="0cm" fo:margin-right="0cm" fo:orphans="2" fo:widows="2" fo:text-indent="0cm" style:auto-text-indent="false"/>
      <style:text-properties officeooo:paragraph-rsid="004702c5"/>
    </style:style>
    <style:style style:name="P4" style:family="paragraph" style:parent-style-name="Text_20_body">
      <style:paragraph-properties fo:margin-left="0cm" fo:margin-right="0cm" fo:orphans="2" fo:widows="2" fo:text-indent="0cm" style:auto-text-indent="false"/>
      <style:text-properties officeooo:paragraph-rsid="004d46b3"/>
    </style:style>
    <style:style style:name="P5" style:family="paragraph" style:parent-style-name="Text_20_body">
      <style:paragraph-properties fo:margin-left="0cm" fo:margin-right="0cm" fo:orphans="2" fo:widows="2" fo:text-indent="0cm" style:auto-text-indent="false"/>
      <style:text-properties officeooo:paragraph-rsid="00292445"/>
    </style:style>
    <style:style style:name="P6" style:family="paragraph" style:parent-style-name="Text_20_body">
      <style:paragraph-properties fo:margin-left="0cm" fo:margin-right="0cm" fo:orphans="2" fo:widows="2" fo:text-indent="0cm" style:auto-text-indent="false"/>
      <style:text-properties officeooo:paragraph-rsid="005cfe26"/>
    </style:style>
    <style:style style:name="P7" style:family="paragraph" style:parent-style-name="Text_20_body">
      <style:paragraph-properties fo:margin-left="0cm" fo:margin-right="0cm" fo:orphans="2" fo:widows="2" fo:text-indent="0cm" style:auto-text-indent="false"/>
      <style:text-properties officeooo:paragraph-rsid="00601b7f"/>
    </style:style>
    <style:style style:name="P8" style:family="paragraph" style:parent-style-name="Text_20_body">
      <style:paragraph-properties fo:margin-left="0cm" fo:margin-right="0cm" fo:orphans="2" fo:widows="2" fo:text-indent="0cm" style:auto-text-indent="false"/>
      <style:text-properties officeooo:paragraph-rsid="0062a91b"/>
    </style:style>
    <style:style style:name="P9" style:family="paragraph" style:parent-style-name="Text_20_body">
      <style:paragraph-properties fo:margin-left="0cm" fo:margin-right="0cm" fo:orphans="2" fo:widows="2" fo:text-indent="0cm" style:auto-text-indent="false"/>
      <style:text-properties officeooo:paragraph-rsid="0069dc55"/>
    </style:style>
    <style:style style:name="P10" style:family="paragraph" style:parent-style-name="Text_20_body">
      <style:paragraph-properties fo:margin-left="0cm" fo:margin-right="0cm" fo:orphans="2" fo:widows="2" fo:text-indent="0cm" style:auto-text-indent="false"/>
      <style:text-properties officeooo:paragraph-rsid="007b1ecf"/>
    </style:style>
    <style:style style:name="P11" style:family="paragraph" style:parent-style-name="Text_20_body">
      <style:paragraph-properties fo:margin-left="0cm" fo:margin-right="0cm" fo:orphans="2" fo:widows="2" fo:text-indent="0cm" style:auto-text-indent="false"/>
      <style:text-properties officeooo:paragraph-rsid="007d1aa5"/>
    </style:style>
    <style:style style:name="P12" style:family="paragraph" style:parent-style-name="Text_20_body">
      <style:paragraph-properties fo:margin-left="0cm" fo:margin-right="0cm" fo:orphans="2" fo:widows="2" fo:text-indent="0cm" style:auto-text-indent="false"/>
      <style:text-properties officeooo:paragraph-rsid="007dd0eb"/>
    </style:style>
    <style:style style:name="P13" style:family="paragraph" style:parent-style-name="Text_20_body">
      <style:paragraph-properties fo:margin-left="0cm" fo:margin-right="0cm" fo:orphans="2" fo:widows="2" fo:text-indent="0cm" style:auto-text-indent="false"/>
      <style:text-properties officeooo:paragraph-rsid="008a00bd"/>
    </style:style>
    <style:style style:name="P14" style:family="paragraph" style:parent-style-name="Text_20_body">
      <style:paragraph-properties fo:margin-left="0cm" fo:margin-right="0cm" fo:orphans="2" fo:widows="2" fo:text-indent="0cm" style:auto-text-indent="false"/>
      <style:text-properties fo:font-variant="normal" fo:text-transform="none" fo:color="#000000" style:font-name="Liberation Sans" fo:font-size="11pt" fo:letter-spacing="normal" fo:font-style="normal" fo:font-weight="normal" style:font-size-asian="11pt" style:font-size-complex="11pt"/>
    </style:style>
    <style:style style:name="P15" style:family="paragraph" style:parent-style-name="Text_20_body">
      <style:paragraph-properties fo:margin-left="0cm" fo:margin-right="0cm" fo:orphans="2" fo:widows="2" fo:text-indent="0cm" style:auto-text-indent="false"/>
      <style:text-properties fo:font-variant="normal" fo:text-transform="none" fo:color="#000000" style:font-name="Liberation Sans" fo:font-size="11pt" fo:letter-spacing="normal" fo:font-style="normal" fo:font-weight="normal" officeooo:rsid="00601b7f" officeooo:paragraph-rsid="00601b7f" style:font-size-asian="11pt" style:font-size-complex="11pt"/>
    </style:style>
    <style:style style:name="P16" style:family="paragraph" style:parent-style-name="Text_20_body">
      <style:paragraph-properties fo:margin-left="0cm" fo:margin-right="0cm" fo:orphans="2" fo:widows="2" fo:text-indent="0cm" style:auto-text-indent="false"/>
      <style:text-properties fo:font-variant="normal" fo:text-transform="none" fo:color="#000000" style:font-name="Liberation Sans" fo:font-size="11pt" fo:letter-spacing="normal" fo:font-style="normal" fo:font-weight="normal" officeooo:rsid="006b2626" officeooo:paragraph-rsid="006b2626" style:font-size-asian="11pt" style:font-size-complex="11pt"/>
    </style:style>
    <style:style style:name="P17" style:family="paragraph" style:parent-style-name="Text_20_body">
      <style:paragraph-properties fo:margin-left="0cm" fo:margin-right="0cm" fo:orphans="2" fo:widows="2" fo:text-indent="0cm" style:auto-text-indent="false"/>
      <style:text-properties fo:font-variant="normal" fo:text-transform="none" fo:color="#000000" style:font-name="Liberation Sans" fo:font-size="11pt" fo:letter-spacing="normal" fo:font-style="normal" fo:font-weight="normal" officeooo:rsid="007b1ecf" officeooo:paragraph-rsid="007b1ecf" style:font-size-asian="11pt" style:font-size-complex="11pt"/>
    </style:style>
    <style:style style:name="P18" style:family="paragraph" style:parent-style-name="Text_20_body">
      <style:paragraph-properties fo:margin-left="0cm" fo:margin-right="0cm" fo:orphans="2" fo:widows="2" fo:text-indent="0cm" style:auto-text-indent="false"/>
      <style:text-properties fo:font-variant="normal" fo:text-transform="none" fo:color="#000000" style:font-name="Liberation Sans" fo:font-size="11pt" fo:letter-spacing="normal" fo:font-style="normal" fo:font-weight="normal" officeooo:rsid="007dd0eb" officeooo:paragraph-rsid="007dd0eb" style:font-size-asian="11pt" style:font-size-complex="11pt"/>
    </style:style>
    <style:style style:name="P19" style:family="paragraph" style:parent-style-name="Text_20_body">
      <style:paragraph-properties fo:margin-left="0cm" fo:margin-right="0cm" fo:orphans="2" fo:widows="2" fo:text-indent="0cm" style:auto-text-indent="false"/>
      <style:text-properties fo:font-variant="normal" fo:text-transform="none" fo:color="#000000" style:font-name="Liberation Sans" fo:font-size="11pt" fo:letter-spacing="normal" fo:font-style="normal" fo:font-weight="normal" officeooo:rsid="0082ba27" officeooo:paragraph-rsid="008427aa" style:font-size-asian="11pt" style:font-size-complex="11pt"/>
    </style:style>
    <style:style style:name="P20" style:family="paragraph" style:parent-style-name="Text_20_body">
      <style:paragraph-properties fo:margin-left="0cm" fo:margin-right="0cm" fo:orphans="2" fo:widows="2" fo:text-indent="0cm" style:auto-text-indent="false"/>
      <style:text-properties fo:font-variant="normal" fo:text-transform="none" fo:color="#595959" style:font-name="Liberation Sans" fo:font-size="11pt" fo:letter-spacing="normal" fo:font-style="normal" fo:font-weight="normal" officeooo:rsid="008427aa" officeooo:paragraph-rsid="008427aa" style:font-size-asian="11pt" style:font-size-complex="11pt"/>
    </style:style>
    <style:style style:name="P21" style:family="paragraph" style:parent-style-name="Text_20_body">
      <style:paragraph-properties fo:margin-left="0cm" fo:margin-right="0cm" fo:orphans="2" fo:widows="2" fo:text-indent="0cm" style:auto-text-indent="false"/>
      <style:text-properties fo:font-variant="normal" fo:text-transform="none" fo:color="#595959" style:font-name="Liberation Sans" fo:font-size="11pt" fo:letter-spacing="normal" fo:font-style="normal" fo:font-weight="normal" officeooo:rsid="0086beca" officeooo:paragraph-rsid="0086beca" style:font-size-asian="11pt" style:font-size-complex="11pt"/>
    </style:style>
    <style:style style:name="P22" style:family="paragraph" style:parent-style-name="Text_20_body">
      <style:paragraph-properties fo:margin-left="0cm" fo:margin-right="0cm" fo:orphans="2" fo:widows="2" fo:text-indent="0cm" style:auto-text-indent="false"/>
      <style:text-properties officeooo:rsid="0066d0e8" officeooo:paragraph-rsid="0066d0e8"/>
    </style:style>
    <style:style style:name="P23" style:family="paragraph" style:parent-style-name="Text_20_body">
      <style:paragraph-properties fo:margin-left="0cm" fo:margin-right="0cm" fo:orphans="2" fo:widows="2" fo:text-indent="0cm" style:auto-text-indent="false"/>
      <style:text-properties officeooo:rsid="00682021" officeooo:paragraph-rsid="00682021"/>
    </style:style>
    <style:style style:name="P24" style:family="paragraph" style:parent-style-name="Text_20_body">
      <style:paragraph-properties fo:margin-left="0cm" fo:margin-right="0cm" fo:orphans="2" fo:widows="2" fo:text-indent="0cm" style:auto-text-indent="false"/>
      <style:text-properties officeooo:rsid="006dcc86" officeooo:paragraph-rsid="006dcc86"/>
    </style:style>
    <style:style style:name="P25" style:family="paragraph" style:parent-style-name="Text_20_body">
      <style:paragraph-properties fo:margin-left="0cm" fo:margin-right="0cm" fo:orphans="2" fo:widows="2" fo:text-indent="0cm" style:auto-text-indent="false"/>
      <style:text-properties officeooo:rsid="006e585e" officeooo:paragraph-rsid="006e585e"/>
    </style:style>
    <style:style style:name="P26" style:family="paragraph" style:parent-style-name="Text_20_body">
      <style:paragraph-properties fo:margin-left="0cm" fo:margin-right="0cm" fo:orphans="2" fo:widows="2" fo:text-indent="0cm" style:auto-text-indent="false"/>
      <style:text-properties officeooo:rsid="0086beca" officeooo:paragraph-rsid="0088a17a"/>
    </style:style>
    <style:style style:name="P27" style:family="paragraph" style:parent-style-name="Text_20_body">
      <style:paragraph-properties fo:margin-left="0cm" fo:margin-right="0cm" fo:orphans="2" fo:widows="2" fo:text-indent="0cm" style:auto-text-indent="false"/>
      <style:text-properties officeooo:rsid="008a00bd" officeooo:paragraph-rsid="008a00bd"/>
    </style:style>
    <style:style style:name="P28" style:family="paragraph" style:parent-style-name="Text_20_body">
      <style:paragraph-properties fo:margin-left="0cm" fo:margin-right="0cm" fo:orphans="2" fo:widows="2" fo:text-indent="0cm" style:auto-text-indent="false"/>
      <style:text-properties officeooo:rsid="008b5ab9" officeooo:paragraph-rsid="008b5ab9"/>
    </style:style>
    <style:style style:name="P29" style:family="paragraph" style:parent-style-name="Heading_20_2">
      <style:paragraph-properties fo:margin-left="0cm" fo:margin-right="0cm" fo:orphans="2" fo:widows="2" fo:text-indent="0cm" style:auto-text-indent="false"/>
      <style:text-properties fo:font-variant="normal" fo:text-transform="none" fo:color="#000000" style:font-name="Liberation Sans" fo:font-size="11pt" fo:letter-spacing="normal" fo:font-style="normal" fo:font-weight="normal" style:font-size-asian="11pt" style:font-size-complex="11pt"/>
    </style:style>
    <style:style style:name="P30" style:family="paragraph" style:parent-style-name="Preformatted_20_Text">
      <style:paragraph-properties fo:margin-left="0cm" fo:margin-right="0cm" fo:orphans="2" fo:widows="2" fo:text-indent="0cm" style:auto-text-indent="false"/>
      <style:text-properties fo:font-variant="normal" fo:text-transform="none" fo:color="#000000" style:font-name="Liberation Mono" fo:font-size="11pt" fo:letter-spacing="normal" fo:font-style="normal" fo:font-weight="normal" style:font-size-asian="11pt" style:font-size-complex="11pt"/>
    </style:style>
    <style:style style:name="P31" style:family="paragraph" style:parent-style-name="Heading_20_3">
      <style:paragraph-properties fo:margin-left="0cm" fo:margin-right="0cm" fo:orphans="2" fo:widows="2" fo:text-indent="0cm" style:auto-text-indent="false"/>
      <style:text-properties fo:font-variant="normal" fo:text-transform="none" fo:color="#595959" style:font-name="Liberation Sans" fo:font-size="11pt" fo:letter-spacing="normal" fo:font-style="normal" fo:font-weight="normal" style:font-size-asian="11pt" style:font-size-complex="11pt"/>
    </style:style>
    <style:style style:name="P32" style:family="paragraph" style:parent-style-name="Heading_20_3">
      <style:paragraph-properties fo:margin-left="0cm" fo:margin-right="0cm" fo:orphans="2" fo:widows="2" fo:text-indent="0cm" style:auto-text-indent="false"/>
      <style:text-properties fo:font-variant="normal" fo:text-transform="none" fo:color="#595959" style:font-name="Liberation Sans" fo:font-size="11pt" fo:letter-spacing="normal" fo:font-style="normal" fo:font-weight="normal" officeooo:rsid="001fdf26" officeooo:paragraph-rsid="001fdf26" style:font-size-asian="11pt" style:font-size-complex="11pt"/>
    </style:style>
    <style:style style:name="P33" style:family="paragraph" style:parent-style-name="Heading_20_3">
      <style:paragraph-properties fo:margin-left="0cm" fo:margin-right="0cm" fo:orphans="2" fo:widows="2" fo:text-indent="0cm" style:auto-text-indent="false"/>
      <style:text-properties fo:font-variant="normal" fo:text-transform="none" fo:color="#595959" style:font-name="Liberation Sans" fo:font-size="11pt" fo:letter-spacing="normal" fo:font-style="normal" fo:font-weight="normal" officeooo:rsid="0028ad2a" style:font-size-asian="11pt" style:font-size-complex="11pt"/>
    </style:style>
    <style:style style:name="P34" style:family="paragraph" style:parent-style-name="Heading_20_3">
      <style:paragraph-properties fo:margin-left="0cm" fo:margin-right="0cm" fo:orphans="2" fo:widows="2" fo:text-indent="0cm" style:auto-text-indent="false"/>
      <style:text-properties fo:font-variant="normal" fo:text-transform="none" fo:color="#595959" style:font-name="Liberation Sans" fo:font-size="12pt" fo:letter-spacing="normal" fo:font-style="normal" fo:font-weight="normal" officeooo:rsid="001fdf26" style:font-size-asian="12pt" style:font-size-complex="12pt"/>
    </style:style>
    <style:style style:name="P35" style:family="paragraph" style:parent-style-name="Heading_20_3">
      <style:paragraph-properties fo:margin-left="0cm" fo:margin-right="0cm" fo:orphans="2" fo:widows="2" fo:text-indent="0cm" style:auto-text-indent="false"/>
    </style:style>
    <style:style style:name="P36"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style>
    <style:style style:name="P37" style:family="paragraph" style:parent-style-name="Table_20_Contents">
      <style:paragraph-properties fo:margin-top="0cm" fo:margin-bottom="0.12cm" loext:contextual-spacing="false"/>
    </style:style>
    <style:style style:name="P38" style:family="paragraph" style:parent-style-name="Table_20_Contents">
      <style:paragraph-properties fo:margin-top="0cm" fo:margin-bottom="0.12cm" loext:contextual-spacing="false"/>
      <style:text-properties style:font-name="Liberation Sans" fo:font-size="11pt" officeooo:rsid="001fdf26" officeooo:paragraph-rsid="001fdf26" style:font-name-asian="sans-serif" style:font-size-asian="11pt" style:font-name-complex="sans-serif" style:font-size-complex="11pt"/>
    </style:style>
    <style:style style:name="P39" style:family="paragraph" style:parent-style-name="Table_20_Contents">
      <style:paragraph-properties fo:margin-top="0cm" fo:margin-bottom="0.12cm" loext:contextual-spacing="false"/>
      <style:text-properties style:font-name="Liberation Sans" fo:font-size="11pt" style:font-size-asian="11pt" style:font-size-complex="11pt"/>
    </style:style>
    <style:style style:name="P40" style:family="paragraph" style:parent-style-name="Table_20_Contents">
      <style:paragraph-properties fo:margin-top="0cm" fo:margin-bottom="0.12cm" loext:contextual-spacing="false"/>
      <style:text-properties fo:font-size="11pt" officeooo:rsid="00239d89" officeooo:paragraph-rsid="003512db" style:font-size-asian="11pt" style:font-size-complex="11pt"/>
    </style:style>
    <style:style style:name="P41" style:family="paragraph" style:parent-style-name="Table_20_Contents">
      <style:paragraph-properties fo:margin-top="0cm" fo:margin-bottom="0.12cm" loext:contextual-spacing="false"/>
      <style:text-properties officeooo:paragraph-rsid="0024fe4e"/>
    </style:style>
    <style:style style:name="P42" style:family="paragraph" style:parent-style-name="Table_20_Contents">
      <style:paragraph-properties fo:margin-top="0cm" fo:margin-bottom="0.12cm" loext:contextual-spacing="false"/>
      <style:text-properties officeooo:paragraph-rsid="00264e57"/>
    </style:style>
    <style:style style:name="P43" style:family="paragraph" style:parent-style-name="Table_20_Contents">
      <style:paragraph-properties fo:margin-top="0cm" fo:margin-bottom="0.12cm" loext:contextual-spacing="false"/>
      <style:text-properties officeooo:paragraph-rsid="003873a2"/>
    </style:style>
    <style:style style:name="P44" style:family="paragraph" style:parent-style-name="Table_20_Contents">
      <style:paragraph-properties fo:margin-top="0cm" fo:margin-bottom="0.12cm" loext:contextual-spacing="false"/>
      <style:text-properties officeooo:paragraph-rsid="003e9bcd"/>
    </style:style>
    <style:style style:name="P45" style:family="paragraph" style:parent-style-name="Table_20_Contents">
      <style:paragraph-properties fo:margin-top="0cm" fo:margin-bottom="0.12cm" loext:contextual-spacing="false"/>
      <style:text-properties officeooo:paragraph-rsid="0026b017"/>
    </style:style>
    <style:style style:name="P46" style:family="paragraph" style:parent-style-name="Standard">
      <style:text-properties style:font-name="Liberation Sans" fo:font-size="11pt" style:font-size-asian="11pt" style:font-size-complex="11pt"/>
    </style:style>
    <style:style style:name="P47" style:family="paragraph" style:parent-style-name="Table_20_Contents">
      <style:text-properties style:font-name="Liberation Sans" fo:font-size="11pt" style:font-size-asian="11pt" style:font-size-complex="11pt"/>
    </style:style>
    <style:style style:name="P48" style:family="paragraph" style:parent-style-name="Table_20_Contents">
      <style:paragraph-properties fo:text-align="end" style:justify-single-word="false"/>
      <style:text-properties style:font-name="Liberation Sans" fo:font-size="11pt" officeooo:rsid="002d9704" officeooo:paragraph-rsid="002d9704" style:font-size-asian="11pt" style:font-size-complex="11pt"/>
    </style:style>
    <style:style style:name="P49" style:family="paragraph" style:parent-style-name="Preformatted_20_Text">
      <style:paragraph-properties fo:orphans="2" fo:widows="2"/>
      <style:text-properties fo:font-variant="normal" fo:text-transform="none" fo:color="#000000" style:font-name="Liberation Mono" fo:font-size="11pt" fo:letter-spacing="normal" fo:font-style="normal" fo:font-weight="normal" style:font-size-asian="11pt" style:font-size-complex="11pt"/>
    </style:style>
    <style:style style:name="P50" style:family="paragraph" style:parent-style-name="Preformatted_20_Text">
      <style:paragraph-properties fo:orphans="2" fo:widows="2"/>
      <style:text-properties fo:font-variant="normal" fo:text-transform="none" fo:color="#000000" style:font-name="Liberation Mono" fo:font-size="11pt" fo:letter-spacing="normal" fo:font-style="normal" fo:font-weight="normal" officeooo:paragraph-rsid="008b5ab9" style:font-size-asian="11pt" style:font-size-complex="11pt"/>
    </style:style>
    <style:style style:name="P51" style:family="paragraph" style:parent-style-name="Preformatted_20_Text">
      <style:paragraph-properties fo:orphans="2" fo:widows="2"/>
      <style:text-properties fo:font-variant="normal" fo:text-transform="none" fo:color="#000000" style:font-name="Liberation Mono" fo:font-size="11pt" fo:letter-spacing="normal" fo:font-style="normal" fo:font-weight="normal" officeooo:rsid="008de8e9" officeooo:paragraph-rsid="008de8e9" style:font-size-asian="11pt" style:font-size-complex="11pt"/>
    </style:style>
    <style:style style:name="P52" style:family="paragraph" style:parent-style-name="Preformatted_20_Text">
      <style:paragraph-properties fo:orphans="2" fo:widows="2"/>
      <style:text-properties style:font-name="Liberation Mono" fo:font-size="11pt" style:font-size-asian="11pt" style:font-size-complex="11pt"/>
    </style:style>
    <style:style style:name="P53" style:family="paragraph" style:parent-style-name="Preformatted_20_Text">
      <style:paragraph-properties fo:orphans="2" fo:widows="2"/>
    </style:style>
    <style:style style:name="P54" style:family="paragraph" style:parent-style-name="Preformatted_20_Text">
      <style:paragraph-properties fo:orphans="2" fo:widows="2"/>
      <style:text-properties officeooo:paragraph-rsid="008dbb6d"/>
    </style:style>
    <style:style style:name="P55" style:family="paragraph" style:parent-style-name="Preformatted_20_Text">
      <style:paragraph-properties fo:orphans="2" fo:widows="2"/>
      <style:text-properties officeooo:paragraph-rsid="008de8e9"/>
    </style:style>
    <style:style style:name="P56" style:family="paragraph" style:parent-style-name="Preformatted_20_Text">
      <style:paragraph-properties fo:margin-top="0cm" fo:margin-bottom="0.499cm" loext:contextual-spacing="false" fo:orphans="2" fo:widows="2"/>
      <style:text-properties fo:font-variant="normal" fo:text-transform="none" fo:color="#000000" style:font-name="Liberation Mono" fo:font-size="11pt" fo:letter-spacing="normal" fo:font-style="normal" fo:font-weight="normal" style:font-size-asian="11pt" style:font-size-complex="11pt"/>
    </style:style>
    <style:style style:name="P57" style:family="paragraph" style:parent-style-name="Horizontal_20_Line">
      <style:text-properties style:font-name="Liberation Sans" fo:font-size="11pt" style:font-size-asian="11pt" style:font-size-complex="11pt"/>
    </style:style>
    <style:style style:name="P58" style:family="paragraph" style:parent-style-name="Preformatted_20_Text">
      <style:paragraph-properties fo:orphans="2" fo:widows="2"/>
      <style:text-properties fo:font-variant="normal" fo:text-transform="none" fo:color="#000000" style:font-name="Liberation Mono" fo:font-size="11pt" fo:letter-spacing="normal" fo:font-style="normal" fo:font-weight="normal" officeooo:rsid="008dbb6d" officeooo:paragraph-rsid="008dbb6d" style:font-name-asian="Liberation Mono1" style:font-size-asian="11pt" style:font-name-complex="Liberation Mono1" style:font-size-complex="11pt"/>
    </style:style>
    <style:style style:name="P59" style:family="paragraph" style:parent-style-name="Text_20_body">
      <style:paragraph-properties fo:margin-left="0cm" fo:margin-right="0cm" fo:orphans="2" fo:widows="2" fo:text-indent="0cm" style:auto-text-indent="false"/>
      <style:text-properties fo:font-variant="normal" fo:text-transform="none" fo:color="#000000" style:font-name="Liberation Sans" fo:font-size="11pt" fo:letter-spacing="normal" fo:font-style="normal" fo:font-weight="normal" officeooo:rsid="00814312" officeooo:paragraph-rsid="00814312" style:font-size-asian="11pt" style:font-size-complex="11pt"/>
    </style:style>
    <style:style style:name="P60" style:family="paragraph" style:parent-style-name="Text_20_body">
      <style:paragraph-properties fo:margin-left="0cm" fo:margin-right="0cm" fo:orphans="2" fo:widows="2" fo:text-indent="0cm" style:auto-text-indent="false"/>
      <style:text-properties fo:font-variant="normal" fo:text-transform="none" fo:color="#000000" style:font-name="Liberation Sans" fo:font-size="11pt" fo:letter-spacing="normal" fo:font-style="normal" fo:font-weight="normal" officeooo:rsid="008427aa" officeooo:paragraph-rsid="008427aa" style:font-size-asian="11pt" style:font-size-complex="11pt"/>
    </style:style>
    <style:style style:name="P61" style:family="paragraph" style:parent-style-name="Text_20_body">
      <style:paragraph-properties fo:margin-left="0cm" fo:margin-right="0cm" fo:orphans="2" fo:widows="2" fo:text-indent="0cm" style:auto-text-indent="false"/>
      <style:text-properties fo:font-variant="normal" fo:text-transform="none" fo:color="#000000" style:font-name="Liberation Sans" fo:font-size="11pt" fo:letter-spacing="normal" fo:font-style="normal" fo:font-weight="normal" officeooo:rsid="00845c1f" officeooo:paragraph-rsid="00845c1f" style:font-size-asian="11pt" style:font-size-complex="11pt"/>
    </style:style>
    <style:style style:name="P62" style:family="paragraph" style:parent-style-name="Text_20_body">
      <style:paragraph-properties fo:margin-left="0cm" fo:margin-right="0cm" fo:orphans="2" fo:widows="2" fo:text-indent="0cm" style:auto-text-indent="false"/>
      <style:text-properties fo:font-variant="normal" fo:text-transform="none" fo:color="#000000" style:font-name="Liberation Sans" fo:font-size="11pt" fo:letter-spacing="normal" fo:font-style="normal" fo:font-weight="normal" officeooo:rsid="0086beca" officeooo:paragraph-rsid="0086beca" style:font-size-asian="11pt" style:font-size-complex="11pt"/>
    </style:style>
    <style:style style:name="P63" style:family="paragraph" style:parent-style-name="Text_20_body">
      <style:paragraph-properties fo:margin-left="0cm" fo:margin-right="0cm" fo:orphans="2" fo:widows="2" fo:text-indent="0cm" style:auto-text-indent="false"/>
      <style:text-properties fo:font-variant="normal" fo:text-transform="none" fo:color="#000000" style:font-name="Liberation Sans" fo:font-size="11pt" fo:letter-spacing="normal" fo:font-style="normal" fo:font-weight="normal" officeooo:rsid="008b5ab9" officeooo:paragraph-rsid="008b5ab9" style:font-size-asian="11pt" style:font-size-complex="11pt"/>
    </style:style>
    <style:style style:name="T1" style:family="text">
      <style:text-properties fo:color="#800080" style:font-name="Liberation Sans" fo:font-size="11pt" style:font-size-asian="11pt" style:font-size-complex="11pt"/>
    </style:style>
    <style:style style:name="T2" style:family="text">
      <style:text-properties fo:color="#666666" style:font-name="Liberation Sans" fo:font-size="11pt" fo:font-weight="bold" style:font-size-asian="11pt" style:font-size-complex="11pt"/>
    </style:style>
    <style:style style:name="T3" style:family="text">
      <style:text-properties fo:font-variant="normal" fo:text-transform="none" fo:color="#000000" style:font-name="Liberation Sans" fo:font-size="11pt" fo:letter-spacing="normal" fo:font-style="normal" fo:font-weight="normal" style:font-size-asian="11pt" style:font-size-complex="11pt"/>
    </style:style>
    <style:style style:name="T4" style:family="text">
      <style:text-properties fo:font-variant="normal" fo:text-transform="none" fo:color="#000000" style:font-name="Liberation Sans" fo:font-size="11pt" fo:letter-spacing="normal" fo:font-style="normal" fo:font-weight="normal" officeooo:rsid="00430dcd" style:font-size-asian="11pt" style:font-size-complex="11pt"/>
    </style:style>
    <style:style style:name="T5" style:family="text">
      <style:text-properties fo:font-variant="normal" fo:text-transform="none" fo:color="#000000" style:font-name="Liberation Sans" fo:font-size="11pt" fo:letter-spacing="normal" fo:font-style="normal" fo:font-weight="normal" officeooo:rsid="0028ad2a" style:font-size-asian="11pt" style:font-size-complex="11pt"/>
    </style:style>
    <style:style style:name="T6" style:family="text">
      <style:text-properties fo:font-variant="normal" fo:text-transform="none" fo:color="#000000" style:font-name="Liberation Sans" fo:font-size="11pt" fo:letter-spacing="normal" fo:font-style="normal" fo:font-weight="normal" officeooo:rsid="004361ae" style:font-size-asian="11pt" style:font-size-complex="11pt"/>
    </style:style>
    <style:style style:name="T7" style:family="text">
      <style:text-properties fo:font-variant="normal" fo:text-transform="none" fo:color="#000000" style:font-name="Liberation Sans" fo:font-size="11pt" fo:letter-spacing="normal" fo:font-style="normal" fo:font-weight="normal" officeooo:rsid="004474ca" style:font-size-asian="11pt" style:font-size-complex="11pt"/>
    </style:style>
    <style:style style:name="T8" style:family="text">
      <style:text-properties fo:font-variant="normal" fo:text-transform="none" fo:color="#000000" style:font-name="Liberation Sans" fo:font-size="11pt" fo:letter-spacing="normal" fo:font-style="normal" fo:font-weight="normal" officeooo:rsid="00454c23" style:font-size-asian="11pt" style:font-size-complex="11pt"/>
    </style:style>
    <style:style style:name="T9" style:family="text">
      <style:text-properties fo:font-variant="normal" fo:text-transform="none" fo:color="#000000" style:font-name="Liberation Sans" fo:font-size="11pt" fo:letter-spacing="normal" fo:font-style="normal" fo:font-weight="normal" officeooo:rsid="00482549" style:font-size-asian="11pt" style:font-size-complex="11pt"/>
    </style:style>
    <style:style style:name="T10" style:family="text">
      <style:text-properties fo:font-variant="normal" fo:text-transform="none" fo:color="#000000" style:font-name="Liberation Sans" fo:font-size="11pt" fo:letter-spacing="normal" fo:font-style="normal" fo:font-weight="normal" officeooo:rsid="004b6547" style:font-size-asian="11pt" style:font-size-complex="11pt"/>
    </style:style>
    <style:style style:name="T11" style:family="text">
      <style:text-properties fo:font-variant="normal" fo:text-transform="none" fo:color="#000000" style:font-name="Liberation Sans" fo:font-size="11pt" fo:letter-spacing="normal" fo:font-style="normal" fo:font-weight="normal" officeooo:rsid="004702c5" style:font-size-asian="11pt" style:font-size-complex="11pt"/>
    </style:style>
    <style:style style:name="T12" style:family="text">
      <style:text-properties fo:font-variant="normal" fo:text-transform="none" fo:color="#000000" style:font-name="Liberation Sans" fo:font-size="11pt" fo:letter-spacing="normal" fo:font-style="normal" fo:font-weight="normal" officeooo:rsid="004c6c2e" style:font-size-asian="11pt" style:font-size-complex="11pt"/>
    </style:style>
    <style:style style:name="T13" style:family="text">
      <style:text-properties fo:font-variant="normal" fo:text-transform="none" fo:color="#000000" style:font-name="Liberation Sans" fo:font-size="11pt" fo:letter-spacing="normal" fo:font-style="normal" fo:font-weight="normal" officeooo:rsid="004d46b3" style:font-size-asian="11pt" style:font-size-complex="11pt"/>
    </style:style>
    <style:style style:name="T14" style:family="text">
      <style:text-properties fo:font-variant="normal" fo:text-transform="none" fo:color="#000000" style:font-name="Liberation Sans" fo:font-size="11pt" fo:letter-spacing="normal" fo:font-style="normal" fo:font-weight="normal" officeooo:rsid="00292445" style:font-size-asian="11pt" style:font-size-complex="11pt"/>
    </style:style>
    <style:style style:name="T15" style:family="text">
      <style:text-properties fo:font-variant="normal" fo:text-transform="none" fo:color="#000000" style:font-name="Liberation Sans" fo:font-size="11pt" fo:letter-spacing="normal" fo:font-style="normal" fo:font-weight="normal" officeooo:rsid="004e693c" style:font-size-asian="11pt" style:font-size-complex="11pt"/>
    </style:style>
    <style:style style:name="T16" style:family="text">
      <style:text-properties fo:font-variant="normal" fo:text-transform="none" fo:color="#000000" style:font-name="Liberation Sans" fo:font-size="11pt" fo:letter-spacing="normal" fo:font-style="normal" fo:font-weight="normal" officeooo:rsid="00516b17" style:font-size-asian="11pt" style:font-size-complex="11pt"/>
    </style:style>
    <style:style style:name="T17" style:family="text">
      <style:text-properties fo:font-variant="normal" fo:text-transform="none" fo:color="#000000" style:font-name="Liberation Sans" fo:font-size="11pt" fo:letter-spacing="normal" fo:font-style="normal" fo:font-weight="normal" officeooo:rsid="0051d143" style:font-size-asian="11pt" style:font-size-complex="11pt"/>
    </style:style>
    <style:style style:name="T18" style:family="text">
      <style:text-properties fo:font-variant="normal" fo:text-transform="none" fo:color="#000000" style:font-name="Liberation Sans" fo:font-size="11pt" fo:letter-spacing="normal" fo:font-style="normal" fo:font-weight="normal" officeooo:rsid="0052b156" style:font-size-asian="11pt" style:font-size-complex="11pt"/>
    </style:style>
    <style:style style:name="T19" style:family="text">
      <style:text-properties fo:font-variant="normal" fo:text-transform="none" fo:color="#000000" style:font-name="Liberation Sans" fo:font-size="11pt" fo:letter-spacing="normal" fo:font-style="normal" fo:font-weight="normal" officeooo:rsid="0053c85b" style:font-size-asian="11pt" style:font-size-complex="11pt"/>
    </style:style>
    <style:style style:name="T20" style:family="text">
      <style:text-properties fo:font-variant="normal" fo:text-transform="none" fo:color="#000000" style:font-name="Liberation Sans" fo:font-size="11pt" fo:letter-spacing="normal" fo:font-style="normal" fo:font-weight="normal" officeooo:rsid="0056822e" style:font-size-asian="11pt" style:font-size-complex="11pt"/>
    </style:style>
    <style:style style:name="T21" style:family="text">
      <style:text-properties fo:font-variant="normal" fo:text-transform="none" fo:color="#000000" style:font-name="Liberation Sans" fo:font-size="11pt" fo:letter-spacing="normal" fo:font-style="normal" fo:font-weight="normal" officeooo:rsid="00505355" style:font-size-asian="11pt" style:font-size-complex="11pt"/>
    </style:style>
    <style:style style:name="T22" style:family="text">
      <style:text-properties fo:font-variant="normal" fo:text-transform="none" fo:color="#000000" style:font-name="Liberation Sans" fo:font-size="11pt" fo:letter-spacing="normal" fo:font-style="normal" fo:font-weight="normal" officeooo:rsid="00571eb1" style:font-size-asian="11pt" style:font-size-complex="11pt"/>
    </style:style>
    <style:style style:name="T23" style:family="text">
      <style:text-properties fo:font-variant="normal" fo:text-transform="none" fo:color="#000000" style:font-name="Liberation Sans" fo:font-size="11pt" fo:letter-spacing="normal" fo:font-style="normal" fo:font-weight="normal" officeooo:rsid="00582c07" style:font-size-asian="11pt" style:font-size-complex="11pt"/>
    </style:style>
    <style:style style:name="T24" style:family="text">
      <style:text-properties fo:font-variant="normal" fo:text-transform="none" fo:color="#000000" style:font-name="Liberation Sans" fo:font-size="11pt" fo:letter-spacing="normal" fo:font-style="normal" fo:font-weight="normal" officeooo:rsid="0059b59d" style:font-size-asian="11pt" style:font-size-complex="11pt"/>
    </style:style>
    <style:style style:name="T25" style:family="text">
      <style:text-properties fo:font-variant="normal" fo:text-transform="none" fo:color="#000000" style:font-name="Liberation Sans" fo:font-size="11pt" fo:letter-spacing="normal" fo:font-style="normal" fo:font-weight="normal" officeooo:rsid="005b149d" style:font-size-asian="11pt" style:font-size-complex="11pt"/>
    </style:style>
    <style:style style:name="T26" style:family="text">
      <style:text-properties fo:font-variant="normal" fo:text-transform="none" fo:color="#000000" style:font-name="Liberation Sans" fo:font-size="11pt" fo:letter-spacing="normal" fo:font-style="normal" fo:font-weight="normal" officeooo:rsid="005cfe26" style:font-size-asian="11pt" style:font-size-complex="11pt"/>
    </style:style>
    <style:style style:name="T27" style:family="text">
      <style:text-properties fo:font-variant="normal" fo:text-transform="none" fo:color="#000000" style:font-name="Liberation Sans" fo:font-size="11pt" fo:letter-spacing="normal" fo:font-style="normal" fo:font-weight="normal" officeooo:rsid="005e245a" style:font-size-asian="11pt" style:font-size-complex="11pt"/>
    </style:style>
    <style:style style:name="T28" style:family="text">
      <style:text-properties fo:font-variant="normal" fo:text-transform="none" fo:color="#000000" style:font-name="Liberation Sans" fo:font-size="11pt" fo:letter-spacing="normal" fo:font-style="normal" fo:font-weight="normal" officeooo:rsid="00601b7f" style:font-size-asian="11pt" style:font-size-complex="11pt"/>
    </style:style>
    <style:style style:name="T29" style:family="text">
      <style:text-properties fo:font-variant="normal" fo:text-transform="none" fo:color="#000000" style:font-name="Liberation Sans" fo:font-size="11pt" fo:letter-spacing="normal" fo:font-style="normal" fo:font-weight="normal" officeooo:rsid="00609b7c" style:font-size-asian="11pt" style:font-size-complex="11pt"/>
    </style:style>
    <style:style style:name="T30" style:family="text">
      <style:text-properties fo:font-variant="normal" fo:text-transform="none" fo:color="#000000" style:font-name="Liberation Sans" fo:font-size="11pt" fo:letter-spacing="normal" fo:font-style="normal" fo:font-weight="normal" officeooo:rsid="00649a88" style:font-size-asian="11pt" style:font-size-complex="11pt"/>
    </style:style>
    <style:style style:name="T31" style:family="text">
      <style:text-properties fo:font-variant="normal" fo:text-transform="none" fo:color="#000000" style:font-name="Liberation Sans" fo:font-size="11pt" fo:letter-spacing="normal" fo:font-style="normal" fo:font-weight="normal" officeooo:rsid="0065782c" style:font-size-asian="11pt" style:font-size-complex="11pt"/>
    </style:style>
    <style:style style:name="T32" style:family="text">
      <style:text-properties fo:font-variant="normal" fo:text-transform="none" fo:color="#000000" style:font-name="Liberation Sans" fo:font-size="11pt" fo:letter-spacing="normal" fo:font-style="normal" fo:font-weight="normal" officeooo:rsid="006b2626" style:font-size-asian="11pt" style:font-size-complex="11pt"/>
    </style:style>
    <style:style style:name="T33" style:family="text">
      <style:text-properties fo:font-variant="normal" fo:text-transform="none" fo:color="#000000" style:font-name="Liberation Sans" fo:font-size="11pt" fo:letter-spacing="normal" fo:font-style="normal" fo:font-weight="normal" officeooo:rsid="0062a91b" style:font-size-asian="11pt" style:font-size-complex="11pt"/>
    </style:style>
    <style:style style:name="T34" style:family="text">
      <style:text-properties fo:font-variant="normal" fo:text-transform="none" fo:color="#000000" style:font-name="Liberation Sans" fo:font-size="11pt" fo:letter-spacing="normal" fo:font-style="normal" fo:font-weight="normal" officeooo:rsid="006e585e" style:font-size-asian="11pt" style:font-size-complex="11pt"/>
    </style:style>
    <style:style style:name="T35" style:family="text">
      <style:text-properties fo:font-variant="normal" fo:text-transform="none" fo:color="#000000" style:font-name="Liberation Sans" fo:font-size="11pt" fo:letter-spacing="normal" fo:font-style="normal" fo:font-weight="normal" officeooo:rsid="006f5c77" style:font-size-asian="11pt" style:font-size-complex="11pt"/>
    </style:style>
    <style:style style:name="T36" style:family="text">
      <style:text-properties fo:font-variant="normal" fo:text-transform="none" fo:color="#000000" style:font-name="Liberation Sans" fo:font-size="11pt" fo:letter-spacing="normal" fo:font-style="normal" fo:font-weight="normal" officeooo:rsid="00708734" style:font-size-asian="11pt" style:font-size-complex="11pt"/>
    </style:style>
    <style:style style:name="T37" style:family="text">
      <style:text-properties fo:font-variant="normal" fo:text-transform="none" fo:color="#000000" style:font-name="Liberation Sans" fo:font-size="11pt" fo:letter-spacing="normal" fo:font-style="normal" fo:font-weight="normal" officeooo:rsid="0073d133" style:font-size-asian="11pt" style:font-size-complex="11pt"/>
    </style:style>
    <style:style style:name="T38" style:family="text">
      <style:text-properties fo:font-variant="normal" fo:text-transform="none" fo:color="#000000" style:font-name="Liberation Sans" fo:font-size="11pt" fo:letter-spacing="normal" fo:font-style="normal" fo:font-weight="normal" officeooo:rsid="0069dc55" style:font-size-asian="11pt" style:font-size-complex="11pt"/>
    </style:style>
    <style:style style:name="T39" style:family="text">
      <style:text-properties fo:font-variant="normal" fo:text-transform="none" fo:color="#000000" style:font-name="Liberation Sans" fo:font-size="11pt" fo:letter-spacing="normal" fo:font-style="normal" fo:font-weight="normal" officeooo:rsid="001fdf26" style:font-size-asian="11pt" style:font-size-complex="11pt"/>
    </style:style>
    <style:style style:name="T40" style:family="text">
      <style:text-properties fo:font-variant="normal" fo:text-transform="none" fo:color="#000000" style:font-name="Liberation Sans" fo:font-size="11pt" fo:letter-spacing="normal" fo:font-style="normal" fo:font-weight="normal" officeooo:rsid="00747dcc" style:font-size-asian="11pt" style:font-size-complex="11pt"/>
    </style:style>
    <style:style style:name="T41" style:family="text">
      <style:text-properties fo:font-variant="normal" fo:text-transform="none" fo:color="#000000" style:font-name="Liberation Sans" fo:font-size="11pt" fo:letter-spacing="normal" fo:font-style="normal" fo:font-weight="normal" officeooo:rsid="0076ac5b" style:font-size-asian="11pt" style:font-size-complex="11pt"/>
    </style:style>
    <style:style style:name="T42" style:family="text">
      <style:text-properties fo:font-variant="normal" fo:text-transform="none" fo:color="#000000" style:font-name="Liberation Sans" fo:font-size="11pt" fo:letter-spacing="normal" fo:font-style="normal" fo:font-weight="normal" officeooo:rsid="007b01e7" style:font-size-asian="11pt" style:font-size-complex="11pt"/>
    </style:style>
    <style:style style:name="T43" style:family="text">
      <style:text-properties fo:font-variant="normal" fo:text-transform="none" fo:color="#000000" style:font-name="Liberation Sans" fo:font-size="11pt" fo:letter-spacing="normal" fo:font-style="normal" fo:font-weight="normal" officeooo:rsid="007b1ecf" style:font-size-asian="11pt" style:font-size-complex="11pt"/>
    </style:style>
    <style:style style:name="T44" style:family="text">
      <style:text-properties fo:font-variant="normal" fo:text-transform="none" fo:color="#000000" style:font-name="Liberation Sans" fo:font-size="11pt" fo:letter-spacing="normal" fo:font-style="normal" fo:font-weight="normal" officeooo:rsid="007d1aa5" style:font-size-asian="11pt" style:font-size-complex="11pt"/>
    </style:style>
    <style:style style:name="T45" style:family="text">
      <style:text-properties fo:font-variant="normal" fo:text-transform="none" fo:color="#000000" style:font-name="Liberation Sans" fo:font-size="11pt" fo:letter-spacing="normal" fo:font-style="normal" fo:font-weight="normal" officeooo:rsid="007dd0eb" style:font-size-asian="11pt" style:font-size-complex="11pt"/>
    </style:style>
    <style:style style:name="T46" style:family="text">
      <style:text-properties fo:font-variant="normal" fo:text-transform="none" fo:color="#000000" style:font-name="Liberation Sans" fo:font-size="11pt" fo:letter-spacing="normal" fo:font-style="normal" fo:font-weight="normal" officeooo:rsid="007fb975" style:font-size-asian="11pt" style:font-size-complex="11pt"/>
    </style:style>
    <style:style style:name="T47" style:family="text">
      <style:text-properties fo:font-variant="normal" fo:text-transform="none" fo:color="#000000" style:font-name="Liberation Sans" fo:font-size="11pt" fo:letter-spacing="normal" fo:font-style="normal" fo:font-weight="normal" officeooo:rsid="0088a17a" style:font-size-asian="11pt" style:font-size-complex="11pt"/>
    </style:style>
    <style:style style:name="T48" style:family="text">
      <style:text-properties fo:font-variant="normal" fo:text-transform="none" fo:color="#000000" style:font-name="Liberation Sans" fo:font-size="11pt" fo:letter-spacing="normal" fo:font-style="normal" fo:font-weight="normal" officeooo:rsid="008a00bd" style:font-size-asian="11pt" style:font-size-complex="11pt"/>
    </style:style>
    <style:style style:name="T49" style:family="text">
      <style:text-properties fo:font-variant="normal" fo:text-transform="none" fo:color="#000000" style:font-name="Liberation Sans" fo:font-size="11pt" fo:letter-spacing="normal" fo:font-style="normal" fo:font-weight="normal" officeooo:rsid="008b5ab9" style:font-size-asian="11pt" style:font-size-complex="11pt"/>
    </style:style>
    <style:style style:name="T50" style:family="text">
      <style:text-properties fo:font-variant="normal" fo:text-transform="none" fo:color="#000000" style:font-name="Liberation Sans" fo:font-size="11pt" fo:letter-spacing="normal" fo:font-style="normal" fo:font-weight="normal" style:font-size-asian="11pt" style:font-style-asian="normal" style:font-size-complex="11pt" style:font-style-complex="normal"/>
    </style:style>
    <style:style style:name="T51" style:family="text">
      <style:text-properties fo:font-variant="normal" fo:text-transform="none" fo:color="#000000" style:font-name="Liberation Sans" fo:font-size="11pt" fo:letter-spacing="normal" fo:font-style="normal" style:text-underline-style="none" fo:font-weight="normal" officeooo:rsid="00430dcd" style:font-size-asian="11pt" style:font-weight-asian="normal" style:font-size-complex="11pt" style:font-weight-complex="normal"/>
    </style:style>
    <style:style style:name="T52" style:family="text">
      <style:text-properties fo:font-variant="normal" fo:text-transform="none" fo:color="#000000" style:font-name="Liberation Sans" fo:font-size="11pt" fo:letter-spacing="normal" fo:font-style="normal" style:text-underline-style="none" fo:font-weight="normal" officeooo:rsid="0028ad2a" style:font-size-asian="11pt" style:font-weight-asian="normal" style:font-size-complex="11pt" style:font-weight-complex="normal"/>
    </style:style>
    <style:style style:name="T53" style:family="text">
      <style:text-properties fo:font-variant="normal" fo:text-transform="none" fo:color="#000000" style:font-name="Liberation Sans" fo:font-size="11pt" fo:letter-spacing="normal" fo:font-style="italic" fo:font-weight="normal" style:font-size-asian="11pt" style:font-size-complex="11pt"/>
    </style:style>
    <style:style style:name="T54" style:family="text">
      <style:text-properties fo:font-variant="normal" fo:text-transform="none" fo:color="#000000" style:font-name="Liberation Sans" fo:font-size="11pt" fo:letter-spacing="normal" fo:font-style="italic" fo:font-weight="normal" style:font-size-asian="11pt" style:font-style-asian="italic" style:font-size-complex="11pt" style:font-style-complex="italic"/>
    </style:style>
    <style:style style:name="T55" style:family="text">
      <style:text-properties fo:font-variant="normal" fo:text-transform="none" fo:color="#000000" style:font-name="Liberation Sans" fo:font-size="11pt" fo:letter-spacing="normal" fo:font-style="italic" fo:font-weight="normal" officeooo:rsid="0052b156" style:font-size-asian="11pt" style:font-style-asian="italic" style:font-size-complex="11pt" style:font-style-complex="italic"/>
    </style:style>
    <style:style style:name="T56" style:family="text">
      <style:text-properties fo:font-variant="normal" fo:text-transform="none" fo:color="#000000" fo:letter-spacing="normal" fo:font-style="normal" fo:font-weight="normal"/>
    </style:style>
    <style:style style:name="T57" style:family="text">
      <style:text-properties fo:font-variant="normal" fo:text-transform="none" fo:color="#000000" fo:letter-spacing="normal" fo:font-style="normal" fo:font-weight="normal" officeooo:rsid="001fdf26" style:font-name-asian="Liberation Mono1" style:font-name-complex="Liberation Mono1"/>
    </style:style>
    <style:style style:name="T58" style:family="text">
      <style:text-properties fo:font-variant="normal" fo:text-transform="none" fo:color="#000000" fo:letter-spacing="normal" fo:font-style="normal" fo:font-weight="normal" officeooo:rsid="008b5ab9" style:font-name-asian="Liberation Mono1" style:font-name-complex="Liberation Mono1"/>
    </style:style>
    <style:style style:name="T59" style:family="text">
      <style:text-properties fo:font-variant="normal" fo:text-transform="none" fo:color="#000000" style:font-name="Liberation Mono" fo:font-size="11pt" fo:letter-spacing="normal" fo:font-style="normal" style:text-underline-style="none" fo:font-weight="normal" officeooo:rsid="00430dcd" style:font-size-asian="11pt" style:font-weight-asian="normal" style:font-size-complex="11pt" style:font-weight-complex="normal"/>
    </style:style>
    <style:style style:name="T60" style:family="text">
      <style:text-properties fo:font-variant="normal" fo:text-transform="none" fo:color="#000000" style:font-name="Liberation Mono" fo:font-size="11pt" fo:letter-spacing="normal" fo:font-style="normal" fo:font-weight="normal" style:font-size-asian="11pt" style:font-size-complex="11pt"/>
    </style:style>
    <style:style style:name="T61" style:family="text">
      <style:text-properties fo:font-variant="normal" fo:text-transform="none" fo:color="#000000" style:font-name="Liberation Mono" fo:font-size="11pt" fo:letter-spacing="normal" fo:font-style="normal" fo:font-weight="normal" officeooo:rsid="0028ad2a" style:font-size-asian="11pt" style:font-size-complex="11pt"/>
    </style:style>
    <style:style style:name="T62" style:family="text">
      <style:text-properties fo:font-variant="normal" fo:text-transform="none" fo:color="#000000" style:font-name="Liberation Mono" fo:font-size="11pt" fo:letter-spacing="normal" fo:font-style="normal" fo:font-weight="normal" officeooo:rsid="004b6547" style:font-size-asian="11pt" style:font-size-complex="11pt"/>
    </style:style>
    <style:style style:name="T63" style:family="text">
      <style:text-properties fo:font-variant="normal" fo:text-transform="none" fo:color="#000000" style:font-name="Liberation Mono" fo:font-size="11pt" fo:letter-spacing="normal" fo:font-style="normal" fo:font-weight="normal" officeooo:rsid="00239d89" style:font-size-asian="11pt" style:font-size-complex="11pt"/>
    </style:style>
    <style:style style:name="T64" style:family="text">
      <style:text-properties fo:font-variant="normal" fo:text-transform="none" fo:color="#000000" style:font-name="Liberation Mono" fo:font-size="11pt" fo:letter-spacing="normal" fo:font-style="normal" fo:font-weight="normal" officeooo:rsid="0024fe4e" style:font-size-asian="11pt" style:font-size-complex="11pt"/>
    </style:style>
    <style:style style:name="T65" style:family="text">
      <style:text-properties fo:font-variant="normal" fo:text-transform="none" fo:color="#000000" style:font-name="Liberation Mono" fo:font-size="11pt" fo:letter-spacing="normal" fo:font-style="normal" fo:font-weight="normal" officeooo:rsid="00505355" style:font-size-asian="11pt" style:font-size-complex="11pt"/>
    </style:style>
    <style:style style:name="T66" style:family="text">
      <style:text-properties fo:font-variant="normal" fo:text-transform="none" fo:color="#000000" style:font-name="Liberation Mono" fo:font-size="11pt" fo:letter-spacing="normal" fo:font-style="normal" fo:font-weight="normal" officeooo:rsid="0052b156" style:font-size-asian="11pt" style:font-size-complex="11pt"/>
    </style:style>
    <style:style style:name="T67" style:family="text">
      <style:text-properties fo:font-variant="normal" fo:text-transform="none" fo:color="#000000" style:font-name="Liberation Mono" fo:font-size="11pt" fo:letter-spacing="normal" fo:font-style="normal" fo:font-weight="normal" officeooo:rsid="00582c07" style:font-size-asian="11pt" style:font-size-complex="11pt"/>
    </style:style>
    <style:style style:name="T68" style:family="text">
      <style:text-properties fo:font-variant="normal" fo:text-transform="none" fo:color="#000000" style:font-name="Liberation Mono" fo:font-size="11pt" fo:letter-spacing="normal" fo:font-style="normal" fo:font-weight="normal" officeooo:rsid="005cfe26" style:font-size-asian="11pt" style:font-size-complex="11pt"/>
    </style:style>
    <style:style style:name="T69" style:family="text">
      <style:text-properties fo:font-variant="normal" fo:text-transform="none" fo:color="#000000" style:font-name="Liberation Mono" fo:font-size="11pt" fo:letter-spacing="normal" fo:font-style="normal" fo:font-weight="normal" officeooo:rsid="00430dcd" style:font-size-asian="11pt" style:font-size-complex="11pt"/>
    </style:style>
    <style:style style:name="T70" style:family="text">
      <style:text-properties fo:font-variant="normal" fo:text-transform="none" fo:color="#000000" style:font-name="Liberation Mono" fo:font-size="11pt" fo:letter-spacing="normal" fo:font-style="normal" fo:font-weight="normal" officeooo:rsid="0056822e" style:font-size-asian="11pt" style:font-size-complex="11pt"/>
    </style:style>
    <style:style style:name="T71" style:family="text">
      <style:text-properties fo:font-variant="normal" fo:text-transform="none" fo:color="#000000" style:font-name="Liberation Mono" fo:font-size="11pt" fo:letter-spacing="normal" fo:font-style="normal" fo:font-weight="normal" officeooo:rsid="00609b7c" style:font-size-asian="11pt" style:font-size-complex="11pt"/>
    </style:style>
    <style:style style:name="T72" style:family="text">
      <style:text-properties fo:font-variant="normal" fo:text-transform="none" fo:color="#000000" style:font-name="Liberation Mono" fo:font-size="11pt" fo:letter-spacing="normal" fo:font-style="normal" fo:font-weight="normal" officeooo:rsid="0065782c" style:font-size-asian="11pt" style:font-size-complex="11pt"/>
    </style:style>
    <style:style style:name="T73" style:family="text">
      <style:text-properties fo:font-variant="normal" fo:text-transform="none" fo:color="#000000" style:font-name="Liberation Mono" fo:font-size="11pt" fo:letter-spacing="normal" fo:font-style="normal" fo:font-weight="normal" officeooo:rsid="008de8e9" style:font-size-asian="11pt" style:font-size-complex="11pt"/>
    </style:style>
    <style:style style:name="T74" style:family="text">
      <style:text-properties fo:font-variant="normal" fo:text-transform="none" fo:color="#000000" style:font-name="Liberation Mono" fo:font-size="11pt" fo:letter-spacing="normal" fo:font-style="normal" fo:font-weight="normal" officeooo:rsid="008de8e9" style:font-name-asian="Liberation Mono1" style:font-size-asian="11pt" style:font-name-complex="Liberation Mono1" style:font-size-complex="11pt"/>
    </style:style>
    <style:style style:name="T75" style:family="text">
      <style:text-properties fo:font-variant="normal" fo:text-transform="none" fo:color="#000000" style:font-name="Liberation Mono" fo:font-size="11pt" fo:letter-spacing="normal" fo:font-style="normal" fo:font-weight="normal" officeooo:rsid="008dbb6d" style:font-name-asian="Liberation Mono1" style:font-size-asian="11pt" style:font-name-complex="Liberation Mono1" style:font-size-complex="11pt"/>
    </style:style>
    <style:style style:name="T76" style:family="text">
      <style:text-properties fo:font-variant="normal" fo:text-transform="none" fo:color="#000000" style:font-name="Liberation Mono" fo:font-size="11pt" fo:letter-spacing="normal" style:font-size-asian="11pt" style:font-size-complex="11pt"/>
    </style:style>
    <style:style style:name="T77" style:family="text">
      <style:text-properties fo:font-variant="normal" fo:text-transform="none" fo:color="#800080" style:font-name="Liberation Sans" fo:font-size="11pt" fo:letter-spacing="normal" fo:font-style="normal" fo:font-weight="normal" style:font-size-asian="11pt" style:font-size-complex="11pt"/>
    </style:style>
    <style:style style:name="T78" style:family="text">
      <style:text-properties fo:font-variant="normal" fo:text-transform="none" fo:color="#800080" style:font-name="Liberation Mono" fo:font-size="11pt" fo:letter-spacing="normal" fo:font-style="normal" fo:font-weight="normal" style:font-size-asian="11pt" style:font-size-complex="11pt"/>
    </style:style>
    <style:style style:name="T79" style:family="text">
      <style:text-properties fo:font-variant="normal" fo:text-transform="none" fo:color="#666666" style:font-name="Liberation Sans" fo:font-size="11pt" fo:letter-spacing="normal" fo:font-style="normal" fo:font-weight="bold" style:font-size-asian="11pt" style:font-size-complex="11pt"/>
    </style:style>
    <style:style style:name="T80" style:family="text">
      <style:text-properties fo:font-variant="normal" fo:text-transform="none" fo:color="#191970" style:font-name="Liberation Mono" fo:font-size="11pt" fo:letter-spacing="normal" fo:font-style="normal" style:text-underline-style="solid" style:text-underline-width="auto" style:text-underline-color="font-color" fo:font-weight="normal" officeooo:rsid="0028ad2a" style:font-size-asian="11pt" style:font-size-complex="11pt"/>
    </style:style>
    <style:style style:name="T81" style:family="text">
      <style:text-properties fo:font-variant="normal" fo:text-transform="none" fo:color="#191970" style:font-name="Liberation Mono" fo:font-size="11pt" fo:letter-spacing="normal" fo:font-style="normal" style:text-underline-style="solid" style:text-underline-width="auto" style:text-underline-color="font-color" fo:font-weight="normal" officeooo:rsid="004e693c" style:font-size-asian="11pt" style:font-size-complex="11pt"/>
    </style:style>
    <style:style style:name="T82" style:family="text">
      <style:text-properties fo:font-variant="normal" fo:text-transform="none" fo:color="#191970" style:font-name="Liberation Sans" fo:font-size="11pt" fo:letter-spacing="normal" fo:font-style="normal" style:text-underline-style="none" fo:font-weight="normal" officeooo:rsid="0028ad2a" style:font-size-asian="11pt" style:font-weight-asian="normal" style:font-size-complex="11pt" style:font-weight-complex="normal"/>
    </style:style>
    <style:style style:name="T83" style:family="text">
      <style:text-properties fo:font-variant="normal" fo:text-transform="none" fo:color="#808080" style:font-name="Liberation Sans" fo:font-size="11pt" fo:letter-spacing="normal" fo:font-style="normal" fo:font-weight="bold" officeooo:rsid="0053c85b" style:font-size-asian="11pt" style:font-weight-asian="bold" style:font-size-complex="11pt" style:font-weight-complex="bold"/>
    </style:style>
    <style:style style:name="T84" style:family="text">
      <style:text-properties fo:font-variant="normal" fo:text-transform="none" fo:color="#000080" style:font-name="Liberation Sans" fo:font-size="11pt" fo:letter-spacing="normal" fo:font-style="normal" style:text-underline-style="solid" style:text-underline-width="auto" style:text-underline-color="font-color" fo:font-weight="normal" officeooo:rsid="00505355" fo:background-color="transparent" loext:char-shading-value="0" style:font-size-asian="11pt" style:font-size-complex="11pt"/>
    </style:style>
    <style:style style:name="T85" style:family="text">
      <style:text-properties fo:font-variant="normal" fo:text-transform="none" fo:color="#000080" style:font-name="Liberation Sans" fo:font-size="11pt" fo:letter-spacing="normal" fo:font-style="normal" style:text-underline-style="solid" style:text-underline-width="auto" style:text-underline-color="font-color" fo:font-weight="normal" officeooo:rsid="00516b17" fo:background-color="transparent" loext:char-shading-value="0" style:font-size-asian="11pt" style:font-size-complex="11pt"/>
    </style:style>
    <style:style style:name="T86" style:family="text">
      <style:text-properties fo:font-variant="normal" fo:text-transform="none" fo:color="#000080" style:font-name="Liberation Mono" fo:font-size="11pt" fo:letter-spacing="normal" fo:font-style="normal" style:text-underline-style="solid" style:text-underline-width="auto" style:text-underline-color="font-color" fo:font-weight="normal" style:font-size-asian="11pt" style:font-size-complex="11pt"/>
    </style:style>
    <style:style style:name="T87" style:family="text">
      <style:text-properties fo:font-variant="normal" fo:text-transform="none" fo:color="#000080" style:text-line-through-style="none" style:text-line-through-type="none" style:font-name="Liberation Sans" fo:font-size="11pt" fo:letter-spacing="normal" fo:font-style="normal" style:text-underline-style="solid" style:text-underline-width="auto" style:text-underline-color="font-color" fo:font-weight="normal" style:font-size-asian="11pt" style:font-size-complex="11pt"/>
    </style:style>
    <style:style style:name="T88" style:family="text">
      <style:text-properties fo:font-variant="normal" fo:text-transform="none" style:use-window-font-color="true" style:font-name="Liberation Mono" fo:font-size="11pt" fo:letter-spacing="normal" fo:font-style="normal" style:text-underline-style="none" fo:font-weight="normal" officeooo:rsid="0069dc55" style:font-size-asian="11pt" style:font-size-complex="11pt"/>
    </style:style>
    <style:style style:name="T89" style:family="text">
      <style:text-properties fo:font-variant="normal" fo:text-transform="none" fo:color="#595959" style:font-name="Liberation Sans" fo:font-size="11pt" fo:letter-spacing="normal" fo:font-style="normal" fo:font-weight="normal" style:font-size-asian="11pt" style:font-size-complex="11pt"/>
    </style:style>
    <style:style style:name="T90" style:family="text">
      <style:text-properties fo:font-variant="normal" fo:text-transform="none" fo:color="#595959" style:font-name="Liberation Sans" fo:font-size="11pt" fo:letter-spacing="normal" fo:font-style="normal" fo:font-weight="normal" officeooo:rsid="008b5ab9" style:font-name-asian="Songti SC" style:font-size-asian="11pt" style:font-weight-asian="bold" style:font-name-complex="Arial Unicode MS" style:font-size-complex="11pt" style:font-weight-complex="bold"/>
    </style:style>
    <style:style style:name="T91" style:family="text">
      <style:text-properties style:font-name="Liberation Sans"/>
    </style:style>
    <style:style style:name="T92" style:family="text">
      <style:text-properties style:font-name="Liberation Sans" officeooo:rsid="0024fe4e"/>
    </style:style>
    <style:style style:name="T93" style:family="text">
      <style:text-properties style:font-name="Liberation Sans" fo:font-size="11pt" style:font-size-asian="11pt" style:font-size-complex="11pt"/>
    </style:style>
    <style:style style:name="T94" style:family="text">
      <style:text-properties style:font-name="Liberation Sans" fo:font-size="11pt" officeooo:rsid="001fdf26" style:font-size-asian="11pt" style:font-size-complex="11pt"/>
    </style:style>
    <style:style style:name="T95" style:family="text">
      <style:text-properties style:font-name="Liberation Sans" fo:font-size="11pt" officeooo:rsid="0030eeca" style:font-size-asian="11pt" style:font-size-complex="11pt"/>
    </style:style>
    <style:style style:name="T96" style:family="text">
      <style:text-properties style:font-name="Liberation Sans" fo:font-size="11pt" officeooo:rsid="003210f3" style:font-size-asian="11pt" style:font-size-complex="11pt"/>
    </style:style>
    <style:style style:name="T97" style:family="text">
      <style:text-properties style:font-name="Liberation Sans" fo:font-size="11pt" officeooo:rsid="0024fe4e" style:font-size-asian="11pt" style:font-size-complex="11pt"/>
    </style:style>
    <style:style style:name="T98" style:family="text">
      <style:text-properties style:font-name="Liberation Sans" fo:font-size="11pt" officeooo:rsid="0036b18a" style:font-size-asian="11pt" style:font-size-complex="11pt"/>
    </style:style>
    <style:style style:name="T99" style:family="text">
      <style:text-properties style:font-name="Liberation Sans" fo:font-size="11pt" officeooo:rsid="00264e57" style:font-size-asian="11pt" style:font-size-complex="11pt"/>
    </style:style>
    <style:style style:name="T100" style:family="text">
      <style:text-properties style:font-name="Liberation Sans" fo:font-size="11pt" officeooo:rsid="003824fb" style:font-size-asian="11pt" style:font-size-complex="11pt"/>
    </style:style>
    <style:style style:name="T101" style:family="text">
      <style:text-properties style:font-name="Liberation Sans" fo:font-size="11pt" officeooo:rsid="003873a2" style:font-size-asian="11pt" style:font-size-complex="11pt"/>
    </style:style>
    <style:style style:name="T102" style:family="text">
      <style:text-properties style:font-name="Liberation Sans" fo:font-size="11pt" officeooo:rsid="003b9cd5" style:font-size-asian="11pt" style:font-size-complex="11pt"/>
    </style:style>
    <style:style style:name="T103" style:family="text">
      <style:text-properties style:font-name="Liberation Sans" fo:font-size="11pt" officeooo:rsid="003cfb6a" style:font-size-asian="11pt" style:font-size-complex="11pt"/>
    </style:style>
    <style:style style:name="T104" style:family="text">
      <style:text-properties style:font-name="Liberation Sans" fo:font-size="11pt" officeooo:rsid="0026b017" style:font-size-asian="11pt" style:font-size-complex="11pt"/>
    </style:style>
    <style:style style:name="T105" style:family="text">
      <style:text-properties style:font-name="Liberation Sans" fo:font-size="11pt" officeooo:rsid="003e9bcd" style:font-size-asian="11pt" style:font-size-complex="11pt"/>
    </style:style>
    <style:style style:name="T106" style:family="text">
      <style:text-properties style:font-name="Liberation Sans" fo:font-size="11pt" officeooo:rsid="003fee91" style:font-size-asian="11pt" style:font-size-complex="11pt"/>
    </style:style>
    <style:style style:name="T107" style:family="text">
      <style:text-properties style:font-name="Liberation Sans" fo:font-size="11pt" fo:font-style="italic" officeooo:rsid="001fdf26" style:font-size-asian="11pt" style:font-style-asian="italic" style:font-size-complex="11pt" style:font-style-complex="italic"/>
    </style:style>
    <style:style style:name="T108" style:family="text">
      <style:text-properties style:font-name="Liberation Sans" fo:font-size="11pt" fo:font-style="italic" officeooo:rsid="0026b017" style:font-size-asian="11pt" style:font-style-asian="italic" style:font-size-complex="11pt" style:font-style-complex="italic"/>
    </style:style>
    <style:style style:name="T109" style:family="text">
      <style:text-properties style:font-name="Liberation Sans" fo:font-size="11pt" fo:font-weight="normal" officeooo:rsid="001fdf26" style:font-size-asian="11pt" style:font-weight-asian="normal" style:font-size-complex="11pt" style:font-weight-complex="normal"/>
    </style:style>
    <style:style style:name="T110" style:family="text">
      <style:text-properties style:font-name="Liberation Sans" officeooo:rsid="0036b18a"/>
    </style:style>
    <style:style style:name="T111" style:family="text">
      <style:text-properties style:font-name="Liberation Sans" fo:font-size="24pt" fo:font-weight="normal" officeooo:rsid="0073d133" style:font-name-asian="PingFang SC" style:font-size-asian="24pt" style:font-weight-asian="normal" style:font-name-complex="Arial Unicode MS" style:font-size-complex="24pt" style:font-weight-complex="normal"/>
    </style:style>
    <style:style style:name="T112" style:family="text">
      <style:text-properties style:font-name="Liberation Sans" fo:font-size="24pt" fo:font-weight="normal" officeooo:rsid="0074abdd" style:font-name-asian="PingFang SC" style:font-size-asian="24pt" style:font-weight-asian="normal" style:font-name-complex="Arial Unicode MS" style:font-size-complex="24pt" style:font-weight-complex="normal"/>
    </style:style>
    <style:style style:name="T113" style:family="text">
      <style:text-properties style:font-name="Liberation Sans" officeooo:rsid="008427aa"/>
    </style:style>
    <style:style style:name="T114" style:family="text">
      <style:text-properties style:font-name="Liberation Sans" fo:font-style="italic" officeooo:rsid="008427aa" style:font-style-asian="italic" style:font-style-complex="italic"/>
    </style:style>
    <style:style style:name="T115" style:family="text">
      <style:text-properties officeooo:rsid="001fdf26"/>
    </style:style>
    <style:style style:name="T116" style:family="text">
      <style:text-properties fo:color="#191970" style:font-name="Liberation Mono" fo:font-size="11pt" style:text-underline-style="solid" style:text-underline-width="auto" style:text-underline-color="font-color" officeooo:rsid="001fdf26" style:font-size-asian="11pt" style:font-size-complex="11pt"/>
    </style:style>
    <style:style style:name="T117" style:family="text">
      <style:text-properties fo:color="#191970" style:font-name="Liberation Mono" fo:font-size="11pt" style:text-underline-style="solid" style:text-underline-width="auto" style:text-underline-color="font-color" officeooo:rsid="0030eeca" style:font-size-asian="11pt" style:font-size-complex="11pt"/>
    </style:style>
    <style:style style:name="T118" style:family="text">
      <style:text-properties fo:color="#191970" style:font-name="Liberation Mono" fo:font-size="11pt" style:text-underline-style="solid" style:text-underline-width="auto" style:text-underline-color="font-color" officeooo:rsid="003824fb" style:font-size-asian="11pt" style:font-size-complex="11pt"/>
    </style:style>
    <style:style style:name="T119" style:family="text">
      <style:text-properties fo:color="#191970" style:font-name="Liberation Mono" fo:font-size="11pt" style:text-underline-style="solid" style:text-underline-width="auto" style:text-underline-color="font-color" officeooo:rsid="00264e57" style:font-size-asian="11pt" style:font-size-complex="11pt"/>
    </style:style>
    <style:style style:name="T120" style:family="text">
      <style:text-properties fo:color="#191970" style:font-name="Liberation Sans" fo:font-size="11pt" style:text-underline-style="solid" style:text-underline-width="auto" style:text-underline-color="font-color" officeooo:rsid="001fdf26" style:font-size-asian="11pt" style:font-size-complex="11pt"/>
    </style:style>
    <style:style style:name="T121" style:family="text">
      <style:text-properties fo:color="#191970" style:font-name="Liberation Sans" fo:font-size="11pt" style:text-underline-style="solid" style:text-underline-width="auto" style:text-underline-color="font-color" officeooo:rsid="0030eeca" style:font-size-asian="11pt" style:font-size-complex="11pt"/>
    </style:style>
    <style:style style:name="T122" style:family="text">
      <style:text-properties fo:color="#191970" style:font-name="Liberation Sans" fo:font-size="11pt" style:text-underline-style="solid" style:text-underline-width="auto" style:text-underline-color="font-color" officeooo:rsid="00264e57" style:font-size-asian="11pt" style:font-size-complex="11pt"/>
    </style:style>
    <style:style style:name="T123" style:family="text">
      <style:text-properties officeooo:rsid="002d9704"/>
    </style:style>
    <style:style style:name="T124" style:family="text">
      <style:text-properties style:font-name="Liberation Mono"/>
    </style:style>
    <style:style style:name="T125" style:family="text">
      <style:text-properties style:font-name="Liberation Mono" fo:font-size="11pt" style:font-size-asian="11pt" style:font-size-complex="11pt"/>
    </style:style>
    <style:style style:name="T126" style:family="text">
      <style:text-properties style:font-name="Liberation Mono" fo:font-size="11pt" officeooo:rsid="0030eeca" style:font-size-asian="11pt" style:font-size-complex="11pt"/>
    </style:style>
    <style:style style:name="T127" style:family="text">
      <style:text-properties style:font-name="Liberation Mono" fo:font-size="11pt" officeooo:rsid="001fdf26" style:font-size-asian="11pt" style:font-size-complex="11pt"/>
    </style:style>
    <style:style style:name="T128" style:family="text">
      <style:text-properties style:font-name="Liberation Mono" fo:font-size="11pt" officeooo:rsid="0036b18a" style:font-size-asian="11pt" style:font-size-complex="11pt"/>
    </style:style>
    <style:style style:name="T129" style:family="text">
      <style:text-properties style:font-name="Liberation Mono" fo:font-size="11pt" officeooo:rsid="0024fe4e" style:font-size-asian="11pt" style:font-size-complex="11pt"/>
    </style:style>
    <style:style style:name="T130" style:family="text">
      <style:text-properties style:font-name="Liberation Mono" fo:font-size="11pt" officeooo:rsid="00264e57" style:font-size-asian="11pt" style:font-size-complex="11pt"/>
    </style:style>
    <style:style style:name="T131" style:family="text">
      <style:text-properties style:font-name="Liberation Mono" fo:font-size="11pt" officeooo:rsid="003e9bcd" style:font-size-asian="11pt" style:font-size-complex="11pt"/>
    </style:style>
    <style:style style:name="T132" style:family="text">
      <style:text-properties style:font-name="Liberation Mono" fo:font-size="11pt" officeooo:rsid="0026b017" style:font-size-asian="11pt" style:font-size-complex="11pt"/>
    </style:style>
    <style:style style:name="T133" style:family="text">
      <style:text-properties style:font-name="Liberation Mono" fo:font-size="11pt" officeooo:rsid="008c91d5" style:font-name-asian="Liberation Mono1" style:font-size-asian="11pt" style:font-name-complex="Liberation Mono1" style:font-size-complex="11pt"/>
    </style:style>
    <style:style style:name="T134" style:family="text">
      <style:text-properties style:font-name="Liberation Mono" fo:font-size="11pt" officeooo:rsid="008dbb6d" style:font-name-asian="Liberation Mono1" style:font-size-asian="11pt" style:font-name-complex="Liberation Mono1" style:font-size-complex="11pt"/>
    </style:style>
    <style:style style:name="T135" style:family="text">
      <style:text-properties style:font-name="Liberation Mono" officeooo:rsid="0036b18a"/>
    </style:style>
    <style:style style:name="T136" style:family="text">
      <style:text-properties style:font-name="Liberation Mono" officeooo:rsid="0024fe4e"/>
    </style:style>
    <style:style style:name="T137" style:family="text">
      <style:text-properties style:font-name="Liberation Mono" officeooo:rsid="008427aa"/>
    </style:style>
    <style:style style:name="T138" style:family="text">
      <style:text-properties fo:color="#000000" style:font-name="Liberation Sans" fo:font-size="11pt" fo:font-weight="normal" style:font-size-asian="11pt" style:font-weight-asian="normal" style:font-size-complex="11pt" style:font-weight-complex="normal"/>
    </style:style>
    <style:style style:name="T139" style:family="text">
      <style:text-properties officeooo:rsid="00338353"/>
    </style:style>
    <style:style style:name="T140" style:family="text">
      <style:text-properties fo:color="#808080" style:font-name="Liberation Sans" fo:font-size="11pt" fo:font-weight="bold" officeooo:rsid="0026b017" style:font-size-asian="11pt" style:font-weight-asian="bold" style:font-size-complex="11pt" style:font-weight-complex="bold"/>
    </style:style>
    <style:style style:name="T141" style:family="text">
      <style:text-properties fo:color="#808080" fo:font-weight="bold" officeooo:rsid="0083af31" style:font-weight-asian="bold" style:font-weight-complex="bold"/>
    </style:style>
    <style:style style:name="T142" style:family="text">
      <style:text-properties officeooo:rsid="00609b7c"/>
    </style:style>
    <style:style style:name="T143" style:family="text">
      <style:text-properties officeooo:rsid="0069dc55"/>
    </style:style>
    <style:style style:name="T144" style:family="text">
      <style:text-properties officeooo:rsid="006ce8b0"/>
    </style:style>
    <style:style style:name="T145" style:family="text">
      <style:text-properties fo:font-style="italic" officeooo:rsid="006ce8b0" style:font-style-asian="italic" style:font-style-complex="italic"/>
    </style:style>
    <style:style style:name="T146" style:family="text">
      <style:text-properties fo:font-size="24pt" fo:font-weight="normal" style:font-size-asian="24pt" style:font-weight-asian="normal" style:font-size-complex="24pt" style:font-weight-complex="normal"/>
    </style:style>
    <style:style style:name="T147" style:family="text">
      <style:text-properties fo:font-size="24pt" fo:font-weight="normal" officeooo:rsid="002d0af7" style:font-size-asian="24pt" style:font-weight-asian="normal" style:font-size-complex="24pt" style:font-weight-complex="normal"/>
    </style:style>
    <style:style style:name="T148" style:family="text">
      <style:text-properties officeooo:rsid="007b1ecf"/>
    </style:style>
    <style:style style:name="T149" style:family="text">
      <style:text-properties officeooo:rsid="007dd0eb"/>
    </style:style>
    <style:style style:name="T150" style:family="text">
      <style:text-properties officeooo:rsid="00814312"/>
    </style:style>
    <style:style style:name="T151" style:family="text">
      <style:text-properties officeooo:rsid="0083af31"/>
    </style:style>
    <style:style style:name="T152" style:family="text">
      <style:text-properties officeooo:rsid="008427aa"/>
    </style:style>
    <style:style style:name="T153" style:family="text">
      <style:text-properties officeooo:rsid="00856f36"/>
    </style:style>
    <style:style style:name="T154" style:family="text">
      <style:text-properties officeooo:rsid="0089f2de"/>
    </style:style>
    <style:style style:name="T155" style:family="text">
      <style:text-properties officeooo:rsid="008b5ab9"/>
    </style:style>
    <style:style style:name="T156" style:family="text">
      <style:text-properties officeooo:rsid="008c91d5"/>
    </style:style>
    <style:style style:name="T157" style:family="text">
      <style:text-properties officeooo:rsid="008dbb6d"/>
    </style:style>
    <style:style style:name="T158" style:family="text">
      <style:text-properties officeooo:rsid="008de8e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able:table table:name="Table1" table:style-name="Table1">
        <table:table-column table:style-name="Table1.A"/>
        <table:table-column table:style-name="Table1.B"/>
        <table:table-row>
          <table:table-cell table:style-name="Table1.A1" office:value-type="string">
            <text:p text:style-name="P47">Extract {base}</text:p>
          </table:table-cell>
          <table:table-cell table:style-name="Table1.A1" office:value-type="string">
            <text:p text:style-name="P48">Documentación de R</text:p>
          </table:table-cell>
        </table:table-row>
      </table:table>
      <text:h text:style-name="P29" text:outline-level="2">Extract or Replace Parts of an Object</text:h>
      <text:h text:style-name="Heading_20_1" text:outline-level="1"><text:span text:style-name="T146">Extra</text:span><text:span text:style-name="T147">cción</text:span><text:span text:style-name="T146"> o reempla</text:span><text:span text:style-name="T147">zo de</text:span><text:span text:style-name="T111"> </text:span><text:span text:style-name="T112">partes</text:span><text:span text:style-name="T146"> de un objeto</text:span></text:h>
      <text:h text:style-name="P34" text:outline-level="3">Descripción</text:h>
      <text:p text:style-name="P9"><text:span text:style-name="T38">Los o</text:span><text:span text:style-name="T39">peradores </text:span><text:span text:style-name="T38">de corchetes simples </text:span><text:span text:style-name="T4">( </text:span><text:span text:style-name="T69">[ </text:span><text:span text:style-name="T70">]</text:span><text:span text:style-name="T4"> )</text:span><text:span text:style-name="T38">, corchetes dobles </text:span><text:span text:style-name="T11">( </text:span><text:span text:style-name="T61">[[ </text:span><text:span text:style-name="T62">]]</text:span><text:span text:style-name="T5"> </text:span><text:span text:style-name="T11">)</text:span><text:span text:style-name="T38">, el símbolo americano de moneda </text:span><text:span text:style-name="T11">( </text:span><text:span text:style-name="T61">$</text:span><text:span text:style-name="T5"> </text:span><text:span text:style-name="T11">)</text:span><text:span text:style-name="T38"> y la función </text:span><text:span text:style-name="T88">getElement</text:span><text:span text:style-name="T39"> actúan sobre vectores, matrices, arreglos y listas para extraer o reemplazar </text:span><text:span text:style-name="T37">partes del contenido</text:span><text:span text:style-name="T39"> de e</text:span><text:span text:style-name="T32">stos</text:span><text:span text:style-name="T38">.</text:span></text:p>
      <text:h text:style-name="P32" text:outline-level="3">Utilización</text:h>
      <text:p text:style-name="P30">x[i]</text:p>
      <text:p text:style-name="P49">x[i, j, ... , drop = TRUE]</text:p>
      <text:p text:style-name="P49">x[[i, exact = TRUE]]</text:p>
      <text:p text:style-name="P49">x[[i, j, ..., exact = TRUE]]</text:p>
      <text:p text:style-name="P52"><text:span text:style-name="T56">x$n</text:span><text:span text:style-name="T57">ombre</text:span></text:p>
      <text:p text:style-name="P49">getElement(obje<text:span text:style-name="T115">to</text:span>, n<text:span text:style-name="T115">ombre</text:span>)</text:p>
      <text:p text:style-name="P52"/>
      <text:p text:style-name="P49">x[i] &lt;- va<text:span text:style-name="T115">lor</text:span></text:p>
      <text:p text:style-name="P49">x[i, j, ...] &lt;- val<text:span text:style-name="T115">or</text:span></text:p>
      <text:p text:style-name="P49">x[[i]] &lt;- val<text:span text:style-name="T115">or</text:span></text:p>
      <text:p text:style-name="P56">x$<text:span text:style-name="T115">nombre</text:span> &lt;- val<text:span text:style-name="T115">or</text:span></text:p>
      <text:h text:style-name="P31" text:outline-level="3">Argument<text:span text:style-name="T115">o</text:span>s</text:h>
      <table:table table:name="Table2" table:style-name="Table2">
        <table:table-column table:style-name="Table2.A"/>
        <table:table-column table:style-name="Table2.B"/>
        <table:table-row>
          <table:table-cell table:style-name="Table2.A1" office:value-type="string">
            <text:p text:style-name="Table_20_Contents"><text:span text:style-name="Source_20_Text"><text:span text:style-name="T125">x, object</text:span></text:span></text:p>
          </table:table-cell>
          <table:table-cell table:style-name="Table2.B1" office:value-type="string">
            <text:p text:style-name="P39">object from which to extract element(s) or in which to replace element(s).</text:p>
            <text:p text:style-name="P38">Objeto desde el que <text:span text:style-name="T123">se puede</text:span><text:span text:style-name="T139">n</text:span><text:span text:style-name="T123"> extraer</text:span> alguno o varios elementos o en el cual se reemplazarán <text:span text:style-name="T139">alguno o varios</text:span> elementos.</text:p>
          </table:table-cell>
        </table:table-row>
        <table:table-row>
          <table:table-cell table:style-name="Table2.A1" office:value-type="string">
            <text:p text:style-name="Table_20_Contents"><text:span text:style-name="Source_20_Text"><text:span text:style-name="T125">i, j, ...</text:span></text:span></text:p>
          </table:table-cell>
          <table:table-cell table:style-name="Table2.B1" office:value-type="string">
            <text:p text:style-name="P37"><text:span text:style-name="T93">indices specifying elements to extract or replace. Indices are </text:span><text:span text:style-name="Source_20_Text"><text:span text:style-name="T93">numeric</text:span></text:span><text:span text:style-name="T93"> or </text:span><text:span text:style-name="Source_20_Text"><text:span text:style-name="T93">character</text:span></text:span><text:span text:style-name="T93"> vectors or empty (missing) or </text:span><text:span text:style-name="Source_20_Text"><text:span text:style-name="T93">NULL</text:span></text:span><text:span text:style-name="T93">. Numeric values are coerced to integer as by </text:span><text:a xlink:type="simple" xlink:href="http://127.0.0.1:15271/help/library/base/help/as.integer" text:style-name="Internet_20_link" text:visited-style-name="Visited_20_Internet_20_Link"><text:span text:style-name="Source_20_Text"><text:span text:style-name="T1">as.integer</text:span></text:span></text:a><text:span text:style-name="T93"> (and hence truncated towards zero). Character vectors will be matched to the </text:span><text:a xlink:type="simple" xlink:href="http://127.0.0.1:15271/help/library/base/help/names" text:style-name="Internet_20_link" text:visited-style-name="Visited_20_Internet_20_Link"><text:span text:style-name="Source_20_Text"><text:span text:style-name="T1">names</text:span></text:span></text:a><text:span text:style-name="T93"> of the object (or for matrices/arrays, the </text:span><text:a xlink:type="simple" xlink:href="http://127.0.0.1:15271/help/library/base/help/dimnames" text:style-name="Internet_20_link" text:visited-style-name="Visited_20_Internet_20_Link"><text:span text:style-name="Source_20_Text"><text:span text:style-name="T1">dimnames</text:span></text:span></text:a><text:span text:style-name="T93">): see ‘Character indices’ below for further details.</text:span></text:p>
            <text:p text:style-name="P37"><text:span text:style-name="T93">Í</text:span><text:span text:style-name="T94">ndices que especifican los elementos a extraer o reemplazar. Los índices pueden ser vectores de tipo </text:span><text:span text:style-name="T120">numérico </text:span><text:span text:style-name="T121">(</text:span><text:span text:style-name="T117">numeric</text:span><text:span text:style-name="T121">)</text:span><text:span text:style-name="T138"> o</text:span><text:span text:style-name="T109"> </text:span><text:span text:style-name="T120">carácter </text:span><text:span text:style-name="T121">(</text:span><text:span text:style-name="T117">character</text:span><text:span text:style-name="T121">)</text:span><text:span text:style-name="T94">, estar vacíos </text:span><text:span text:style-name="T95">(valores no disponibles </text:span><text:span text:style-name="T126">NA</text:span><text:span text:style-name="T95">)</text:span><text:span text:style-name="T94"> o contener valores </text:span><text:span text:style-name="T95">nulos (</text:span><text:span text:style-name="T127">NULL</text:span><text:span text:style-name="T95">)</text:span><text:span text:style-name="T94">. Los valores numéricos son constreñidos a</text:span><text:span text:style-name="T95">l tipo</text:span><text:span text:style-name="T94"> entero por </text:span><text:span text:style-name="T116">as.integer</text:span><text:span text:style-name="T94"> (y, por </text:span><text:span text:style-name="T95">lo tanto</text:span><text:span text:style-name="T94">, truncados hacia el cero). Los vectores de caracteres serán cotejados con los nombres </text:span><text:span text:style-name="T95">(</text:span><text:span text:style-name="T117">names</text:span><text:span text:style-name="T95">)</text:span><text:span text:style-name="T94"> del objeto o, </text:span><text:span text:style-name="T95">para el caso de</text:span><text:span text:style-name="T94"> las matrices y los arreglos, con los nombres de sus dimiensiones </text:span><text:span text:style-name="T95">(</text:span><text:span text:style-name="T116">dimnames</text:span><text:span text:style-name="T94">). Véase </text:span><text:span text:style-name="T96">más adelante la sección</text:span><text:span text:style-name="T94"> </text:span><text:span text:style-name="T107">Índices de tipo caracter</text:span><text:span text:style-name="T94"> para mayores detalles.</text:span></text:p>
            <text:p text:style-name="P37"><text:span text:style-name="T93">For </text:span><text:span text:style-name="Source_20_Text"><text:span text:style-name="T93">[</text:span></text:span><text:span text:style-name="T93">-indexing only: </text:span><text:span text:style-name="Source_20_Text"><text:span text:style-name="T93">i</text:span></text:span><text:span text:style-name="T93">, </text:span><text:span text:style-name="Source_20_Text"><text:span text:style-name="T93">j</text:span></text:span><text:span text:style-name="T93">, </text:span><text:span text:style-name="Source_20_Text"><text:span text:style-name="T93">...</text:span></text:span><text:span text:style-name="T93"> can be logical vectors, indicating elements/slices to select. Such vectors are recycled if necessary to match the corresponding extent. </text:span><text:span text:style-name="Source_20_Text"><text:span text:style-name="T93">i</text:span></text:span><text:span text:style-name="T93">, </text:span><text:span text:style-name="Source_20_Text"><text:span text:style-name="T93">j</text:span></text:span><text:span text:style-name="T93">, </text:span><text:span text:style-name="Source_20_Text"><text:span text:style-name="T93">...</text:span></text:span><text:span text:style-name="T93"> can also be negative integers, indicating elements/slices to leave out of the selection.</text:span></text:p>
            <text:p text:style-name="P40"><text:span text:style-name="T91">Los índices </text:span><text:span text:style-name="T124">i, j, … <text:s/></text:span><text:span text:style-name="T91">indican los elementos o secciones a seleccionar y pueden ser vectores lógicos solo para la indización con corchetes </text:span><text:span text:style-name="T110">(</text:span><text:span text:style-name="T135"> </text:span><text:span text:style-name="T124">[ </text:span><text:span text:style-name="T110">)</text:span><text:span text:style-name="T91">. Es</text:span><text:span text:style-name="T110">t</text:span><text:span text:style-name="T91">e tipo de vectores </text:span><text:span text:style-name="T110">será</text:span><text:span text:style-name="T91"> </text:span><text:soft-page-break/><text:span text:style-name="T91">reciclado de ser necesario para coincidir con la extensión </text:span><text:span text:style-name="T110">del objeto </text:span><text:span text:style-name="T91">correspondiente. </text:span><text:span text:style-name="T92">Los índices</text:span><text:span text:style-name="T124"> i, </text:span><text:span text:style-name="T136">j, …</text:span><text:span text:style-name="T92"> también pueden ser enteros negativos, e indican los elementos o secciones que se dejarán fuera de la selección.</text:span></text:p>
            <text:p text:style-name="P37"><text:span text:style-name="T93">When indexing arrays by </text:span><text:span text:style-name="Source_20_Text"><text:span text:style-name="T93">[</text:span></text:span><text:span text:style-name="T93"> a single argument </text:span><text:span text:style-name="Source_20_Text"><text:span text:style-name="T93">i</text:span></text:span><text:span text:style-name="T93"> can be a matrix with as many columns as there are dimensions of </text:span><text:span text:style-name="Source_20_Text"><text:span text:style-name="T93">x</text:span></text:span><text:span text:style-name="T93">; the result is then a vector with elements corresponding to the sets of indices in each row of </text:span><text:span text:style-name="Source_20_Text"><text:span text:style-name="T93">i</text:span></text:span><text:span text:style-name="T93">.</text:span></text:p>
            <text:p text:style-name="P41"><text:span text:style-name="T97">Cuando se indizan arreglos con corchetes </text:span><text:span text:style-name="T98">(</text:span><text:span text:style-name="T128"> </text:span><text:span text:style-name="T129">[ </text:span><text:span text:style-name="T98">),</text:span><text:span text:style-name="T97"> </text:span><text:span text:style-name="T99">un solo argumento</text:span><text:span text:style-name="T130"> i </text:span><text:span text:style-name="T99">puede </text:span><text:span text:style-name="T98">consistir en </text:span><text:span text:style-name="T99">una matriz con tantas columnas como dimensiones tenga </text:span><text:span text:style-name="T130">x</text:span><text:span text:style-name="T99">; el resultado será entonces un vector con elementos correspondientes a los conjuntos de indices en cada fila de </text:span><text:span text:style-name="T130">i</text:span><text:span text:style-name="T99">.</text:span></text:p>
            <text:p text:style-name="P37"><text:span text:style-name="T93">An index value of </text:span><text:span text:style-name="Source_20_Text"><text:span text:style-name="T93">NULL</text:span></text:span><text:span text:style-name="T93"> is treated as if it were </text:span><text:span text:style-name="Source_20_Text"><text:span text:style-name="T93">integer(0)</text:span></text:span><text:span text:style-name="T93">.</text:span></text:p>
            <text:p text:style-name="P42"><text:span text:style-name="T99">Un valor </text:span><text:span text:style-name="T98">nulo</text:span><text:span text:style-name="T99"> </text:span><text:span text:style-name="T98">(</text:span><text:span text:style-name="T130">NULL</text:span><text:span text:style-name="T98">)</text:span><text:span text:style-name="T99"> para un índice </text:span><text:span text:style-name="T98">es tratado</text:span><text:span text:style-name="T99"> como un vector entero sin ningún valor asignado: </text:span><text:span text:style-name="T130">integer(0)</text:span><text:span text:style-name="T99">.</text:span></text:p>
          </table:table-cell>
        </table:table-row>
        <table:table-row>
          <table:table-cell table:style-name="Table2.A1" office:value-type="string">
            <text:p text:style-name="Table_20_Contents"><text:span text:style-name="Source_20_Text"><text:span text:style-name="T125">name</text:span></text:span></text:p>
          </table:table-cell>
          <table:table-cell table:style-name="Table2.B1" office:value-type="string">
            <text:p text:style-name="P37"><text:span text:style-name="T93">A literal character string or a </text:span><text:a xlink:type="simple" xlink:href="http://127.0.0.1:15271/help/library/base/help/name" text:style-name="Internet_20_link" text:visited-style-name="Visited_20_Internet_20_Link"><text:span text:style-name="T1">name</text:span></text:a><text:span text:style-name="T93"> (possibly </text:span><text:a xlink:type="simple" xlink:href="http://127.0.0.1:15271/help/library/base/help/backtick" text:style-name="Internet_20_link" text:visited-style-name="Visited_20_Internet_20_Link"><text:span text:style-name="T1">backtick</text:span></text:a><text:span text:style-name="T93"> quoted). For extraction, this is normally (see under ‘Environments’) partially matched to the </text:span><text:a xlink:type="simple" xlink:href="http://127.0.0.1:15271/help/library/base/help/names" text:style-name="Internet_20_link" text:visited-style-name="Visited_20_Internet_20_Link"><text:span text:style-name="Source_20_Text"><text:span text:style-name="T1">names</text:span></text:span></text:a><text:span text:style-name="T93"> of the object.</text:span></text:p>
            <text:p text:style-name="P43"><text:span text:style-name="T99">Una cadena literal de caracteres o un nombre </text:span><text:span text:style-name="T100">(</text:span><text:span text:style-name="T118">name</text:span><text:span text:style-name="T100">)</text:span><text:span text:style-name="T99"> </text:span><text:span text:style-name="T100">que también puede ser escrito</text:span><text:span text:style-name="T99"> entre </text:span><text:span text:style-name="T122">comillas invertidas</text:span><text:span text:style-name="T99">. <text:s/></text:span><text:span text:style-name="T101">Normalmente, </text:span><text:span text:style-name="T99">este argumento es cotejado parcialmente con los nombres del objeto </text:span><text:span text:style-name="T101">p</text:span><text:span text:style-name="T99">ara realizar una extracción.</text:span></text:p>
          </table:table-cell>
        </table:table-row>
        <table:table-row>
          <table:table-cell table:style-name="Table2.A1" office:value-type="string">
            <text:p text:style-name="Table_20_Contents"><text:span text:style-name="Source_20_Text"><text:span text:style-name="T125">drop</text:span></text:span></text:p>
          </table:table-cell>
          <table:table-cell table:style-name="Table2.B1" office:value-type="string">
            <text:p text:style-name="P37"><text:span text:style-name="T93">For matrices and arrays. If </text:span><text:span text:style-name="Source_20_Text"><text:span text:style-name="T93">TRUE</text:span></text:span><text:span text:style-name="T93"> the result is coerced to the lowest possible dimension (see the examples). This only works for extracting elements, not for the replacement. See </text:span><text:a xlink:type="simple" xlink:href="http://127.0.0.1:15271/help/library/base/help/drop" text:style-name="Internet_20_link" text:visited-style-name="Visited_20_Internet_20_Link"><text:span text:style-name="Source_20_Text"><text:span text:style-name="T1">drop</text:span></text:span></text:a><text:span text:style-name="T93"> for further details.</text:span></text:p>
            <text:p text:style-name="P42"><text:span text:style-name="T99">Un valor lógico </text:span><text:span text:style-name="T102">para</text:span><text:span text:style-name="T99"> matrices y arreglos. Si verdadero </text:span><text:span text:style-name="T102">(</text:span><text:span text:style-name="T130">TRUE</text:span><text:span text:style-name="T102">) </text:span><text:span text:style-name="T99">el resultado es constreñido a su dimensión más baja posible (véanse </text:span><text:span text:style-name="T103">la sección de</text:span><text:span text:style-name="T99"> ejemplos). Este argumento solo funciona para la extracción de elementos, no para su reemplazo. Véase </text:span><text:span text:style-name="T119">drop</text:span><text:span text:style-name="T99"> para mayores detalles.</text:span></text:p>
          </table:table-cell>
        </table:table-row>
        <table:table-row>
          <table:table-cell table:style-name="Table2.A1" office:value-type="string">
            <text:p text:style-name="Table_20_Contents"><text:span text:style-name="Source_20_Text"><text:span text:style-name="T125">exact</text:span></text:span></text:p>
          </table:table-cell>
          <table:table-cell table:style-name="Table2.B1" office:value-type="string">
            <text:p text:style-name="P37"><text:span text:style-name="T93">Controls possible partial matching of </text:span><text:span text:style-name="Source_20_Text"><text:span text:style-name="T93">[[</text:span></text:span><text:span text:style-name="T93"> when extracting by a character vector (for most objects, but see under ‘Environments’). The default is no partial matching. Value </text:span><text:span text:style-name="Source_20_Text"><text:span text:style-name="T93">NA</text:span></text:span><text:span text:style-name="T93"> allows partial matching but issues a warning when it occurs. Value </text:span><text:span text:style-name="Source_20_Text"><text:span text:style-name="T93">FALSE</text:span></text:span><text:span text:style-name="T93"> allows partial matching without any warning.</text:span></text:p>
            <text:p text:style-name="P44"><text:span text:style-name="T104">Controla coincidencias parciales de los corchetes dobles </text:span><text:span text:style-name="T105">( </text:span><text:span text:style-name="T131">[[</text:span><text:span text:style-name="T105"> )</text:span><text:span text:style-name="T104"> cuando se realiza una extracción </text:span><text:span text:style-name="T105">con</text:span><text:span text:style-name="T104"> un vector de caracteres (</text:span><text:span text:style-name="T105">funciona </text:span><text:span text:style-name="T104">para la mayoría de objetos, pero vea más adelante </text:span><text:span text:style-name="T105">la sección </text:span><text:span text:style-name="T108">Entornos</text:span><text:span text:style-name="T104">). La opción por omisión </text:span><text:span text:style-name="T105">no acepta</text:span><text:span text:style-name="T104"> coincidencias parciales. El valor no disponible </text:span><text:span text:style-name="T106">(</text:span><text:span text:style-name="T132">NA</text:span><text:span text:style-name="T106">)</text:span><text:span text:style-name="T104"> permite coincidencias parciales pero </text:span><text:span text:style-name="T106">se</text:span><text:span text:style-name="T104"> </text:span><text:span text:style-name="T106">emitirá</text:span><text:span text:style-name="T104"> una advertencia cuando esta ocurr</text:span><text:span text:style-name="T106">a</text:span><text:span text:style-name="T104">. El valor </text:span><text:span text:style-name="T106">para</text:span><text:span text:style-name="T104"> falso </text:span><text:span text:style-name="T106">(</text:span><text:span text:style-name="T132">FALSE</text:span><text:span text:style-name="T106">)</text:span><text:span text:style-name="T104"> permite coincidencias parciales sin </text:span><text:span text:style-name="T106">emitir</text:span><text:span text:style-name="T104"> </text:span><text:span text:style-name="T106">advertencia alguna.</text:span></text:p>
          </table:table-cell>
        </table:table-row>
        <table:table-row>
          <table:table-cell table:style-name="Table2.A1" office:value-type="string">
            <text:p text:style-name="Table_20_Contents"><text:span text:style-name="Source_20_Text"><text:span text:style-name="T125">value</text:span></text:span></text:p>
          </table:table-cell>
          <table:table-cell table:style-name="Table2.B1" office:value-type="string">
            <text:p text:style-name="P37"><text:span text:style-name="T93">typically an array-like </text:span><text:span text:style-name="T2">R</text:span><text:span text:style-name="T93"> object of a similar class as </text:span><text:span text:style-name="Source_20_Text"><text:span text:style-name="T93">x</text:span></text:span><text:span text:style-name="T93">.</text:span></text:p>
            <text:p text:style-name="P45"><text:span text:style-name="T106">Comúnmente</text:span><text:span text:style-name="T104">, un objeto </text:span><text:span text:style-name="T106">de tipo arreglo</text:span><text:span text:style-name="T104"> de </text:span><text:span text:style-name="T140">R</text:span><text:span text:style-name="T104"> de una clase similar a </text:span><text:span text:style-name="T132">x</text:span><text:span text:style-name="T104">.</text:span></text:p>
          </table:table-cell>
        </table:table-row>
      </table:table>
      <text:h text:style-name="P33" text:outline-level="3">Detalles</text:h>
      <text:p text:style-name="P1"><text:span text:style-name="T3">These operators are generic. You can write methods to handle indexing of specific classes of objects, see </text:span><text:a xlink:type="simple" xlink:href="http://127.0.0.1:15271/help/library/base/help/InternalMethods" text:style-name="Internet_20_link" text:visited-style-name="Visited_20_Internet_20_Link"><text:span text:style-name="T77">InternalMethods</text:span></text:a><text:span text:style-name="T3"> as well as</text:span><text:a xlink:type="simple" xlink:href="http://127.0.0.1:15271/help/library/base/help/%5B.data.frame" text:style-name="Internet_20_link" text:visited-style-name="Visited_20_Internet_20_Link"><text:span text:style-name="Source_20_Text"><text:span text:style-name="T77">[.data.frame</text:span></text:span></text:a><text:span text:style-name="T3"> and </text:span><text:a xlink:type="simple" xlink:href="http://127.0.0.1:15271/help/library/base/help/%5B.factor" text:style-name="Internet_20_link" text:visited-style-name="Visited_20_Internet_20_Link"><text:span text:style-name="Source_20_Text"><text:span text:style-name="T77">[.factor</text:span></text:span></text:a><text:span text:style-name="T3">. The descriptions here apply only to the default methods. Note that separate methods are required for the replacement functions </text:span><text:span text:style-name="Source_20_Text"><text:span text:style-name="T3">[&lt;-</text:span></text:span><text:span text:style-name="T3">, </text:span><text:span text:style-name="Source_20_Text"><text:span text:style-name="T3">[[&lt;-</text:span></text:span><text:span text:style-name="T3"> and </text:span><text:span text:style-name="Source_20_Text"><text:span text:style-name="T3">$&lt;-</text:span></text:span><text:span text:style-name="T3"> for use when indexing occurs on the assignment side of an expression.</text:span></text:p>
      <text:p text:style-name="P2"><text:span text:style-name="T4">Los</text:span><text:span text:style-name="T5"> operadores </text:span><text:span text:style-name="T4">de corchetes </text:span><text:span text:style-name="T20">simples</text:span><text:span text:style-name="T4"> ( </text:span><text:span text:style-name="T69">[ </text:span><text:span text:style-name="T70">]</text:span><text:span text:style-name="T4"> ), corchetes dobles ( </text:span><text:span text:style-name="T69">[[ </text:span><text:span text:style-name="T70">]]</text:span><text:span text:style-name="T4"> ) y el símbolo americano de moneda ( $ )</text:span><text:span text:style-name="T5"> son genéricos, </text:span><text:span text:style-name="T4">es decir, pueden utilizarse </text:span><text:span text:style-name="T7">para</text:span><text:span text:style-name="T4"> diversas clases de objetos</text:span><text:span text:style-name="T5">. </text:span><text:span text:style-name="T7">Pero</text:span><text:span text:style-name="T5"> </text:span><text:span text:style-name="T7">t</text:span><text:span text:style-name="T6">ambién s</text:span><text:span text:style-name="T5">e pueden escribir métodos para </text:span><text:span text:style-name="T6">indizar</text:span><text:span text:style-name="T5"> clases específicas de objetos. </text:span><text:span text:style-name="T7">Sobre ello, </text:span><text:span text:style-name="T5">véase </text:span><text:soft-page-break/><text:span text:style-name="T80">InternalMethods</text:span><text:span text:style-name="T5"> así como </text:span><text:span text:style-name="T4">los métodos</text:span><text:span text:style-name="T5"> </text:span><text:span text:style-name="T80">[.data.frame</text:span><text:span text:style-name="T5"> y </text:span><text:span text:style-name="T80">[.factor</text:span><text:span text:style-name="T82"> <text:s/></text:span><text:span text:style-name="T51">para la extracción y reemplazo de objetos en estructuras de datos tipo </text:span><text:span text:style-name="T59">data.frame</text:span><text:span text:style-name="T51"> y factores, respectivamente</text:span><text:span text:style-name="T52">.</text:span><text:span text:style-name="T5"> La descripció</text:span><text:span text:style-name="T7">n</text:span><text:span text:style-name="T5"> </text:span><text:span text:style-name="T7">realizada</text:span><text:span text:style-name="T5"> a continuación aplica solo </text:span><text:span text:style-name="T7">p</text:span><text:span text:style-name="T5">a</text:span><text:span text:style-name="T7">ra</text:span><text:span text:style-name="T5"> los métodos por omisión. </text:span><text:span text:style-name="T7">Adviértase</text:span><text:span text:style-name="T5"> que </text:span><text:span text:style-name="T7">algunos</text:span><text:span text:style-name="T5"> métodos </text:span><text:span text:style-name="T7">por separado son</text:span><text:span text:style-name="T5"> requeridos para las funciones de reemplazo </text:span><text:span text:style-name="T27">( </text:span><text:span text:style-name="T61">[&lt;-, [[&lt;- y $&lt;-</text:span><text:span text:style-name="T5"> </text:span><text:span text:style-name="T27">) </text:span><text:span text:style-name="T5">para ser utilizadas cuando la indización </text:span><text:span text:style-name="T8">se invoca en el</text:span><text:span text:style-name="T5"> lado </text:span><text:span text:style-name="T8">de asignación de una expresión para asignar valores.</text:span></text:p>
      <text:p text:style-name="P1"><text:span text:style-name="T3">The most important distinction between </text:span><text:span text:style-name="Source_20_Text"><text:span text:style-name="T3">[</text:span></text:span><text:span text:style-name="T3">, </text:span><text:span text:style-name="Source_20_Text"><text:span text:style-name="T3">[[</text:span></text:span><text:span text:style-name="T3"> and </text:span><text:span text:style-name="Source_20_Text"><text:span text:style-name="T3">$</text:span></text:span><text:span text:style-name="T3"> is that the </text:span><text:span text:style-name="Source_20_Text"><text:span text:style-name="T3">[</text:span></text:span><text:span text:style-name="T3"> can select more than one element whereas the other two select a single element.</text:span></text:p>
      <text:p text:style-name="P3"><text:span text:style-name="T5">La distinción más importante entre </text:span><text:span text:style-name="T10">los</text:span><text:span text:style-name="T11"> corchete</text:span><text:span text:style-name="T10">s</text:span><text:span text:style-name="T11"> simple</text:span><text:span text:style-name="T10">s</text:span><text:span text:style-name="T5"> </text:span><text:span text:style-name="T11">( </text:span><text:span text:style-name="T61">[ </text:span><text:span text:style-name="T62">]</text:span><text:span text:style-name="T5"> </text:span><text:span text:style-name="T11">)</text:span><text:span text:style-name="T5">, </text:span><text:span text:style-name="T11">los corchetes dobles</text:span><text:span text:style-name="T5"> </text:span><text:span text:style-name="T11">( </text:span><text:span text:style-name="T61">[[ </text:span><text:span text:style-name="T62">]]</text:span><text:span text:style-name="T5"> </text:span><text:span text:style-name="T11">)</text:span><text:span text:style-name="T5"> y </text:span><text:span text:style-name="T11">el símbolo de moneda</text:span><text:span text:style-name="T5"> </text:span><text:span text:style-name="T11">( </text:span><text:span text:style-name="T61">$</text:span><text:span text:style-name="T5"> </text:span><text:span text:style-name="T11">)</text:span><text:span text:style-name="T5"> es que </text:span><text:span text:style-name="T10">los</text:span><text:span text:style-name="T11"> corchete</text:span><text:span text:style-name="T10">s</text:span><text:span text:style-name="T11"> simple</text:span><text:span text:style-name="T10">s</text:span><text:span text:style-name="T11"> </text:span><text:span text:style-name="T5"><text:s/></text:span><text:span text:style-name="T11">( </text:span><text:span text:style-name="T61">[</text:span><text:span text:style-name="T62"> ]</text:span><text:span text:style-name="T5"> </text:span><text:span text:style-name="T11">) </text:span><text:span text:style-name="T5">puede</text:span><text:span text:style-name="T10">n</text:span><text:span text:style-name="T5"> selecionar más de un elemento </text:span><text:span text:style-name="T11">dentro del objeto,</text:span><text:span text:style-name="T5"> mientras que los otros dos </text:span><text:span text:style-name="T10">tipos de</text:span><text:span text:style-name="T5"> </text:span><text:span text:style-name="T11">operadores pueden </text:span><text:span text:style-name="T5">selecciona</text:span><text:span text:style-name="T11">r</text:span><text:span text:style-name="T5"> </text:span><text:span text:style-name="T10">solo</text:span><text:span text:style-name="T5"> </text:span><text:span text:style-name="T10">un </text:span><text:span text:style-name="T5">elemento.</text:span></text:p>
      <text:p text:style-name="P1"><text:span text:style-name="T3">The default methods work somewhat differently for atomic vectors, matrices/arrays and for recursive (list-like, see </text:span><text:a xlink:type="simple" xlink:href="http://127.0.0.1:15271/help/library/base/help/is.recursive" text:style-name="Internet_20_link" text:visited-style-name="Visited_20_Internet_20_Link"><text:span text:style-name="Source_20_Text"><text:span text:style-name="T77">is.recursive</text:span></text:span></text:a><text:span text:style-name="T3">) objects. </text:span><text:span text:style-name="Source_20_Text"><text:span text:style-name="T3">$</text:span></text:span><text:span text:style-name="T3"> is only valid for recursive objects, and is only discussed in the section below on recursive objects.</text:span></text:p>
      <text:p text:style-name="P4"><text:span text:style-name="T5">Los métodos por omisión </text:span><text:span text:style-name="T9">funcionan</text:span><text:span text:style-name="T5"> de manera algo di</text:span><text:span text:style-name="T27">stinta</text:span><text:span text:style-name="T5"> para vectores atómicos, matrices, arreglos y para objetos recursivos (</text:span><text:span text:style-name="T27">similares a las</text:span><text:span text:style-name="T5"> lista</text:span><text:span text:style-name="T27">s</text:span><text:span text:style-name="T5">, véase </text:span><text:span text:style-name="T80">is.recursive</text:span><text:span text:style-name="T5">). </text:span><text:span text:style-name="T12">El símbolo americano de moneda (</text:span><text:span text:style-name="T5"> </text:span><text:span text:style-name="T61">$</text:span><text:span text:style-name="T5"> </text:span><text:span text:style-name="T12">) </text:span><text:span text:style-name="T5">es discutido en la sección de objetos recursivos más adelante, </text:span><text:span text:style-name="T13">pues</text:span><text:span text:style-name="T5"> sólo </text:span><text:span text:style-name="T13">es </text:span><text:span text:style-name="T5">válido para </text:span><text:span text:style-name="T13">este tipo de objetos.</text:span></text:p>
      <text:p text:style-name="P1"><text:span text:style-name="T3">Subsetting (except by an empty index) will drop all attributes except </text:span><text:span text:style-name="Source_20_Text"><text:span text:style-name="T3">names</text:span></text:span><text:span text:style-name="T3">, </text:span><text:span text:style-name="Source_20_Text"><text:span text:style-name="T3">dim</text:span></text:span><text:span text:style-name="T3"> and </text:span><text:span text:style-name="Source_20_Text"><text:span text:style-name="T3">dimnames</text:span></text:span><text:span text:style-name="T3">.</text:span></text:p>
      <text:p text:style-name="P5"><text:span text:style-name="T14">La extracción de un subconjunto (con excepción de la realizada por un índice vacío) </text:span><text:span text:style-name="T15">omitirá</text:span><text:span text:style-name="T14"> todos los atributos excepto los nombres </text:span><text:span text:style-name="T15">(</text:span><text:span text:style-name="T81">names</text:span><text:span text:style-name="T15">)</text:span><text:span text:style-name="T14">, dimensiones </text:span><text:span text:style-name="T15">(</text:span><text:span text:style-name="T81">dim</text:span><text:span text:style-name="T15">)</text:span><text:span text:style-name="T14"> y nombres de dimensiones </text:span><text:span text:style-name="T15">(</text:span><text:span text:style-name="T81">dimnames</text:span><text:span text:style-name="T15">)</text:span><text:span text:style-name="T14">.</text:span></text:p>
      <text:p text:style-name="P1"><text:span text:style-name="T3">Indexing can occur on the right-hand-side of an expression for extraction, or on the left-hand-side for replacement. When an index expression appears on the left side of an assignment (known as </text:span><text:span text:style-name="Emphasis"><text:span text:style-name="T3">subassignment</text:span></text:span><text:span text:style-name="T3">) then that part of </text:span><text:span text:style-name="Source_20_Text"><text:span text:style-name="T3">x</text:span></text:span><text:span text:style-name="T3"> is set to the value of the right hand side of the assignment. In this case no partial matching of character indices is done, and the left-hand-side is coerced as needed to accept the values. For vectors, the answer will be of the higher of the types of </text:span><text:span text:style-name="Source_20_Text"><text:span text:style-name="T3">x</text:span></text:span><text:span text:style-name="T3"> and </text:span><text:span text:style-name="Source_20_Text"><text:span text:style-name="T3">value</text:span></text:span><text:span text:style-name="T3"> in the hierarchy raw &lt; logical &lt; integer &lt; double &lt; complex &lt; character &lt; list &lt; expression. Attributes are preserved (although </text:span><text:span text:style-name="Source_20_Text"><text:span text:style-name="T3">names</text:span></text:span><text:span text:style-name="T3">, </text:span><text:span text:style-name="Source_20_Text"><text:span text:style-name="T3">dim</text:span></text:span><text:span text:style-name="T3"> and </text:span><text:span text:style-name="Source_20_Text"><text:span text:style-name="T3">dimnames</text:span></text:span><text:span text:style-name="T3"> will be adjusted suitably). Subassignment is done sequentially, so if an index is specified more than once the latest assigned value for an index will result.</text:span></text:p>
      <text:p text:style-name="P6"><text:span text:style-name="T21">Usualmente, </text:span><text:span text:style-name="T19">en </text:span><text:span text:style-name="T83">R</text:span><text:span text:style-name="T21"> los </text:span><text:span text:style-name="T84">operadores de asignación </text:span><text:span text:style-name="T85">de valores</text:span><text:span text:style-name="T16"> </text:span><text:span text:style-name="T19">se </text:span><text:span text:style-name="T25">escriben</text:span><text:span text:style-name="T21"> </text:span><text:span text:style-name="T16">orientados hacia la izquierda:</text:span><text:span text:style-name="T21"> </text:span><text:span text:style-name="T65">&lt;- , &lt;&lt;-</text:span><text:span text:style-name="T21">. </text:span><text:span text:style-name="T24">En estos casos</text:span><text:span text:style-name="T20">,</text:span><text:span text:style-name="T16"> l</text:span><text:span text:style-name="T21">a indización </text:span><text:span text:style-name="T20">de un objeto</text:span><text:span text:style-name="T21"> </text:span><text:span text:style-name="T25">del</text:span><text:span text:style-name="T21"> lado derecho de </text:span><text:span text:style-name="T20">la</text:span><text:span text:style-name="T21"> expresión </text:span><text:span text:style-name="T19">de asignación</text:span><text:span text:style-name="T21"> </text:span><text:span text:style-name="T22">realiza</text:span><text:span text:style-name="T23">rá</text:span><text:span text:style-name="T22"> una</text:span><text:span text:style-name="T21"> extracción, </text:span><text:span text:style-name="T22">mientras que una indización</text:span><text:span text:style-name="T21"> </text:span><text:span text:style-name="T23">del</text:span><text:span text:style-name="T21"> lado izquierdo</text:span><text:span text:style-name="T22"> </text:span><text:span text:style-name="T19">realizará un</text:span><text:span text:style-name="T21"> reemplazo. </text:span><text:span text:style-name="T26">En el mismo sentido, c</text:span><text:span text:style-name="T17">uando una expresión con índice </text:span><text:span text:style-name="T63">i, </text:span><text:span text:style-name="T64">j, …</text:span><text:span text:style-name="T23"> de un objeto </text:span><text:span text:style-name="T67">x</text:span><text:span text:style-name="T17"> aparece </text:span><text:span text:style-name="T23">de</text:span><text:span text:style-name="T17">l lado izquierdo </text:span><text:span text:style-name="T18">de</text:span><text:span text:style-name="T23"> un</text:span><text:span text:style-name="T18"> operador de asignación orientado </text:span><text:span text:style-name="T25">hacia</text:span><text:span text:style-name="T18"> la izquierda, esa parte de </text:span><text:span text:style-name="T66">x</text:span><text:span text:style-name="T18"> </text:span><text:span text:style-name="T23">recib</text:span><text:span text:style-name="T24">irá</text:span><text:span text:style-name="T19"> el valor </text:span><text:span text:style-name="T24">escrito</text:span><text:span text:style-name="T19"> </text:span><text:span text:style-name="T24">en</text:span><text:span text:style-name="T19"> la parte derecha </text:span><text:span text:style-name="T24">al</text:span><text:span text:style-name="T19"> operador de asignación. </text:span><text:span text:style-name="T24">A est</text:span><text:span text:style-name="T25">e tipo de operación</text:span><text:span text:style-name="T24"> se le </text:span><text:span text:style-name="T18">conoc</text:span><text:span text:style-name="T24">e</text:span><text:span text:style-name="T18"> como </text:span><text:span text:style-name="T55">subasignación</text:span><text:span text:style-name="T18">. </text:span><text:span text:style-name="T24">En esta situación, no se realiza</text:span><text:span text:style-name="T26">rá</text:span><text:span text:style-name="T24"> ninguna coincidencia parcial de los índices de tipo carácter, y el lado izquierdo de la expresión </text:span><text:span text:style-name="T26">será</text:span><text:span text:style-name="T24"> constreñido a la clase </text:span><text:span text:style-name="T26">necesaria</text:span><text:span text:style-name="T24"> para aceptar los valores tanto como sea </text:span><text:span text:style-name="T26">requerido.</text:span><text:span text:style-name="T24">Para vectores, </text:span><text:span text:style-name="T28">se obtendrá </text:span><text:span text:style-name="T24">e</text:span><text:span text:style-name="T26">l mayor de los tipos de </text:span><text:span text:style-name="T68">x</text:span><text:span text:style-name="T26"> y valor en la </text:span><text:span text:style-name="T28">siguiente </text:span><text:span text:style-name="T26">jerarquía: </text:span><text:span text:style-name="T29">valores </text:span><text:span text:style-name="T28">sin procesar</text:span><text:span text:style-name="T26"> &lt; lógico</text:span><text:span text:style-name="T29">s</text:span><text:span text:style-name="T26"> &lt; entero</text:span><text:span text:style-name="T29">s</text:span><text:span text:style-name="T26"> &lt; doble</text:span><text:span text:style-name="T29">s</text:span><text:span text:style-name="T26"> &lt; complejo</text:span><text:span text:style-name="T29">s</text:span><text:span text:style-name="T26"> &lt; caracter</text:span><text:span text:style-name="T29">es</text:span><text:span text:style-name="T26"> &lt; lista</text:span><text:span text:style-name="T29">s</text:span><text:span text:style-name="T26"> &lt; expresi</text:span><text:span text:style-name="T29">o</text:span><text:span text:style-name="T26">n</text:span><text:span text:style-name="T29">es</text:span><text:span text:style-name="T26">. </text:span></text:p>
      <text:p text:style-name="P7"><text:soft-page-break/><text:span text:style-name="T26">Los atributos son preservados aunque </text:span><text:span text:style-name="T27">l</text:span><text:span text:style-name="T14">os nombres </text:span><text:span text:style-name="T15">(</text:span><text:span text:style-name="T81">names</text:span><text:span text:style-name="T15">)</text:span><text:span text:style-name="T14">, </text:span><text:span text:style-name="T28">las</text:span><text:span text:style-name="T14"> dimensiones </text:span><text:span text:style-name="T15">(</text:span><text:span text:style-name="T81">dim</text:span><text:span text:style-name="T15">)</text:span><text:span text:style-name="T14"> y </text:span><text:span text:style-name="T28">los </text:span><text:span text:style-name="T14">nombres de dimensiones </text:span><text:span text:style-name="T15">(</text:span><text:span text:style-name="T81">dimnames</text:span><text:span text:style-name="T15">)</text:span><text:span text:style-name="T26"> serán ajustad</text:span><text:span text:style-name="T27">o</text:span><text:span text:style-name="T26">s de manera </text:span><text:span text:style-name="T27">conveniente. <text:s/>La subasignación se realiza secuencialmente, de forma que si un índice es especificado más de una vez, se obtendrá el último valor asignado para un índice.</text:span></text:p>
      <text:p text:style-name="P14">It is an error to apply any of these operators to an object which is not subsettable (e.g., a function).</text:p>
      <text:p text:style-name="P15">Es un error aplicar cualquiera de estos operadores a un objeto del que no pueda extraerse un subconjunto <text:span text:style-name="T142">como</text:span>, por ejemplo, a una función.</text:p>
      <text:h text:style-name="P31" text:outline-level="3">Atomic vectors <text:span text:style-name="T142">Vectores atómicos</text:span></text:h>
      <text:p text:style-name="P1"><text:span text:style-name="T3">The usual form of indexing is </text:span><text:span text:style-name="Source_20_Text"><text:span text:style-name="T3">[,</text:span></text:span><text:span text:style-name="T3"> </text:span><text:span text:style-name="Source_20_Text"><text:span text:style-name="T3">[[</text:span></text:span><text:span text:style-name="T3"> can be used to select a single element </text:span><text:span text:style-name="Emphasis"><text:span text:style-name="T3">dropping</text:span></text:span><text:span text:style-name="T3"> </text:span><text:a xlink:type="simple" xlink:href="http://127.0.0.1:15271/help/library/base/help/names" text:style-name="Internet_20_link" text:visited-style-name="Visited_20_Internet_20_Link"><text:span text:style-name="Source_20_Text"><text:span text:style-name="T77">names</text:span></text:span></text:a><text:span text:style-name="T3">, whereas </text:span><text:span text:style-name="Source_20_Text"><text:span text:style-name="T3">[</text:span></text:span><text:span text:style-name="T3"> keeps them, e.g., in </text:span><text:span text:style-name="Source_20_Text"><text:span text:style-name="T3">c(abc = 123)[1]</text:span></text:span><text:span text:style-name="T3">.</text:span></text:p>
      <text:p text:style-name="P8"><text:span text:style-name="T29">La</text:span><text:span text:style-name="T30"> forma usual de indización </text:span><text:span text:style-name="T31">se realiza usando corchetes simples (</text:span><text:span text:style-name="T29"> </text:span><text:span text:style-name="T71">[ </text:span><text:span text:style-name="T72">]</text:span><text:span text:style-name="T29"> </text:span><text:span text:style-name="T31">)</text:span><text:span text:style-name="T33">. </text:span><text:span text:style-name="T31">Los corchetes dobles ( </text:span><text:span text:style-name="T72">[[ ]]</text:span><text:span text:style-name="T31"> )</text:span><text:span text:style-name="T29"> omitirá</text:span><text:span text:style-name="T30">n</text:span><text:span text:style-name="T29"> los nombres del objeto mentras que </text:span><text:span text:style-name="T31">los simples</text:span><text:span text:style-name="T29"> los conserva</text:span><text:span text:style-name="T31">n</text:span><text:span text:style-name="T29">, por ejemplo, en la expresión </text:span><text:span text:style-name="T71">c(abc = 123)[1]</text:span><text:span text:style-name="T29">.</text:span></text:p>
      <text:p text:style-name="P1"><text:span text:style-name="T3">The index object </text:span><text:span text:style-name="Source_20_Text"><text:span text:style-name="T3">i</text:span></text:span><text:span text:style-name="T3"> can be numeric, logical, character or empty. Indexing by factors is allowed and is equivalent to indexing by the numeric codes (see </text:span><text:a xlink:type="simple" xlink:href="http://127.0.0.1:15271/help/library/base/help/factor" text:style-name="Internet_20_link" text:visited-style-name="Visited_20_Internet_20_Link"><text:span text:style-name="Source_20_Text"><text:span text:style-name="T77">factor</text:span></text:span></text:a><text:span text:style-name="T3">) and not by the character values which are printed (for which use </text:span><text:span text:style-name="Source_20_Text"><text:span text:style-name="T3">[as.character(i)]</text:span></text:span><text:span text:style-name="T3">).</text:span></text:p>
      <text:p text:style-name="P22"><text:span text:style-name="T3">El índice i de un objeto puede ser numérico, lógico, de tipo carácter o estar vacío. La indización por factores está permitida y es equivalente a indizar con códigos numéricos (véase </text:span><text:span text:style-name="T86">factor</text:span><text:span text:style-name="T3">) y no por los <text:s/>valores en carácter que son mostrados en pantalla (para los cuales, utilice </text:span><text:span text:style-name="T60">[as.character(i)]</text:span><text:span text:style-name="T3">).</text:span></text:p>
      <text:p text:style-name="P1"><text:span text:style-name="T3">An empty index selects all values: this is most often used to replace all the entries but keep the </text:span><text:a xlink:type="simple" xlink:href="http://127.0.0.1:15271/help/library/base/help/attributes" text:style-name="Internet_20_link" text:visited-style-name="Visited_20_Internet_20_Link"><text:span text:style-name="Source_20_Text"><text:span text:style-name="T77">attributes</text:span></text:span></text:a><text:span text:style-name="T3">.</text:span></text:p>
      <text:p text:style-name="P23"><text:span text:style-name="T3">Un índice vacío selecciona todos los valores. Esta opción es utilizada frecuentemente para reemplazar todas las entradas pero conservar sus </text:span><text:span text:style-name="T87">atributos</text:span><text:span text:style-name="T3">.</text:span></text:p>
      <text:h text:style-name="P31" text:outline-level="3">Matrices and arrays <text:span text:style-name="T143">Matrices y arreglos</text:span></text:h>
      <text:p text:style-name="P1"><text:span text:style-name="T3">Matrices and arrays are vectors with a dimension attribute and so all the vector forms of indexing can be used with a single index. The result will be an unnamed vector unless </text:span><text:span text:style-name="Source_20_Text"><text:span text:style-name="T3">x</text:span></text:span><text:span text:style-name="T3"> is one-dimensional when it will be a one-dimensional array.</text:span></text:p>
      <text:p text:style-name="P16">Las matrices y los arreglos son vectores un atributo de dimensión, por lo que todas las formas vectoriales de indización pueden ser utilizadas con un solo índice. El resultado será un vector sin nombres a menos que el objeto x sea unidimiensional, en cuyo caso será un arreglo unidimensional.</text:p>
      <text:p text:style-name="P1"><text:span text:style-name="T3">The most common form of indexing a </text:span><text:span text:style-name="T53">k</text:span><text:span text:style-name="T3">-dimensional array is to specify </text:span><text:span text:style-name="T53">k</text:span><text:span text:style-name="T3"> indices to </text:span><text:span text:style-name="Source_20_Text"><text:span text:style-name="T3">[</text:span></text:span><text:span text:style-name="T3">. As for vector indexing, the indices can be numeric, logical, character, empty or even factor. And again, indexing by factors is equivalent to indexing by the numeric codes, see ‘Atomic vectors’ above.</text:span></text:p>
      <text:p text:style-name="P16">La forma más común de indizar un arreglo con <text:span text:style-name="T144">n</text:span>-dimensiones es especificar <text:span text:style-name="T144">n</text:span> número de índices al operador de corchetes simples [. <text:span text:style-name="T144">En cuanto a la indización de vectores, los índices pueden ser numéricos, lógicos, caracteres, estar vacíos o incluso factores. De nuevo, la indización con factores es equivalente a la indización con códigos numéricos, véase la sección </text:span><text:span text:style-name="T145">Vectores atómicos </text:span><text:span text:style-name="T144">más arriba.</text:span></text:p>
      <text:p text:style-name="P1"><text:soft-page-break/><text:span text:style-name="T3">An empty index (a comma separated blank) indicates that all entries in that dimension are selected. The argument </text:span><text:span text:style-name="Source_20_Text"><text:span text:style-name="T3">drop</text:span></text:span><text:span text:style-name="T3"> applies to this form of indexing.</text:span></text:p>
      <text:p text:style-name="P24"><text:span text:style-name="T3">Un índice vacío (un espacio en blanco separado por comas) indica que todas las entradas en esa dimensión </text:span><text:span text:style-name="T34">serán</text:span><text:span text:style-name="T3"> seleccionadas. El argumento </text:span><text:span text:style-name="T60">drop</text:span><text:span text:style-name="T3"> aplica </text:span><text:span text:style-name="T34">a </text:span><text:span text:style-name="T3">esta forma de indización.</text:span></text:p>
      <text:p text:style-name="P1"><text:span text:style-name="T3">A third form of indexing is via a numeric matrix with the one column for each dimension: each row of the index matrix then selects a single element of the array, and the result is a vector. Negative indices are not allowed in the index matrix. </text:span><text:span text:style-name="Source_20_Text"><text:span text:style-name="T3">NA</text:span></text:span><text:span text:style-name="T3"> and zero values are allowed: rows of an index matrix containing a zero are ignored, whereas rows containing an </text:span><text:span text:style-name="Source_20_Text"><text:span text:style-name="T3">NA</text:span></text:span><text:span text:style-name="T3"> produce an </text:span><text:span text:style-name="Source_20_Text"><text:span text:style-name="T3">NA</text:span></text:span><text:span text:style-name="T3"> in the result.</text:span></text:p>
      <text:p text:style-name="P25"><text:span text:style-name="T3">Un</text:span><text:span text:style-name="T35">a</text:span><text:span text:style-name="T3"> tercera manera de indizar es es por medio de una matriz numérica con la columna uno para cada dimensión: cada </text:span><text:span text:style-name="T35">fila del la matriz de índices selecciona un solo elemento del </text:span><text:span text:style-name="T36">arreglo, y el resultado es un vector. Los índices negativos no están permitidos en la matriz de índices. Ceros y valores no disponibles (NA) están permitidos. </text:span><text:span text:style-name="T37">Las filas de una matriz de índices que contienen un cero son ignoradas, mientras que las filas que contienen un valor no disponible </text:span><text:span text:style-name="T42">(</text:span><text:span text:style-name="T37">NA</text:span><text:span text:style-name="T42">)</text:span><text:span text:style-name="T37"> generan un valor no diponible </text:span><text:span text:style-name="T42">(</text:span><text:span text:style-name="T37">NA</text:span><text:span text:style-name="T42">)</text:span><text:span text:style-name="T37"> en el resultado.</text:span></text:p>
      <text:p text:style-name="P1"><text:span text:style-name="T3">Indexing via a character matrix with one column per dimensions is also supported if the array has dimension names. As with numeric matrix indexing, each row of the index matrix selects a single element of the array. Indices are matched against the appropriate dimension names. </text:span><text:span text:style-name="Source_20_Text"><text:span text:style-name="T3">NA</text:span></text:span><text:span text:style-name="T3"> is allowed and will produce an </text:span><text:span text:style-name="Source_20_Text"><text:span text:style-name="T3">NA</text:span></text:span><text:span text:style-name="T3"> in the result. Unmatched indices as well as the empty string (</text:span><text:span text:style-name="Source_20_Text"><text:span text:style-name="T3">""</text:span></text:span><text:span text:style-name="T3">) are not allowed and will result in an error.</text:span></text:p>
      <text:p text:style-name="P10"><text:span text:style-name="T37">La indización </text:span><text:span text:style-name="T40">por medio de una matriz de caracteres con una columna por dimensiones también es aceptada si las dimensiones del arreglo tienen nombres. Como con </text:span><text:span text:style-name="T41">la indización con matrices numéricas, cada fila de la matriz de índices selecciona un solo elemento del arreglo. </text:span><text:span text:style-name="T43">Los índices son cotejados con los nombres de las dimensiones apropiadas. Los valores no disponibles (NA) están permitidos y producirán un valor no disponible (NA) en el resultado. Los índices que no tengan coincidencias así como la cadena vacía (</text:span><text:span text:style-name="Source_20_Text"><text:span text:style-name="T43">""</text:span></text:span><text:span text:style-name="T43">) no están permitidos y devolverán un mensaje de error.</text:span></text:p>
      <text:p text:style-name="P1"><text:span text:style-name="T3">A vector obtained by matrix indexing will be unnamed unless </text:span><text:span text:style-name="Source_20_Text"><text:span text:style-name="T3">x</text:span></text:span><text:span text:style-name="T3"> is one-dimensional when the row names (if any) will be indexed to provide names for the result.</text:span></text:p>
      <text:p text:style-name="P17">Un vector obtenido por medio de la indización de matrices permanecerá sin nombre a menos que el objeto x sea unidimensional cuando la fila nombres (de existir) será indizada para aportar los nombres para el resultado.</text:p>
      <text:h text:style-name="P31" text:outline-level="3">Recursive (list-like) objects <text:span text:style-name="T148">Objetos recursivos (tipo lista)</text:span></text:h>
      <text:p text:style-name="P1"><text:span text:style-name="T3">Indexing by </text:span><text:span text:style-name="Source_20_Text"><text:span text:style-name="T3">[</text:span></text:span><text:span text:style-name="T3"> is similar to atomic vectors and selects a list of the specified element(s).</text:span></text:p>
      <text:p text:style-name="P17">La indización por medio de corchetes simples es parecida a la de los vectores atómicos y selecciona una lista con el o los elemento(s) especificado(s).</text:p>
      <text:p text:style-name="P1"><text:span text:style-name="T3">Both </text:span><text:span text:style-name="Source_20_Text"><text:span text:style-name="T3">[[</text:span></text:span><text:span text:style-name="T3"> and </text:span><text:span text:style-name="Source_20_Text"><text:span text:style-name="T3">$</text:span></text:span><text:span text:style-name="T3"> select a single element of the list. The main difference is that </text:span><text:span text:style-name="Source_20_Text"><text:span text:style-name="T3">$</text:span></text:span><text:span text:style-name="T3"> does not allow computed indices, whereas </text:span><text:span text:style-name="Source_20_Text"><text:span text:style-name="T3">[[</text:span></text:span><text:span text:style-name="T3"> does. </text:span><text:span text:style-name="Source_20_Text"><text:span text:style-name="T3">x$name </text:span></text:span><text:span text:style-name="T3">is equivalent to </text:span><text:span text:style-name="Source_20_Text"><text:span text:style-name="T3">x[["name", exact = FALSE]]</text:span></text:span><text:span text:style-name="T3">. Also, the partial matching behavior of </text:span><text:span text:style-name="Source_20_Text"><text:span text:style-name="T3">[[</text:span></text:span><text:span text:style-name="T3"> can be controlled using the </text:span><text:span text:style-name="Source_20_Text"><text:span text:style-name="T3">exact</text:span></text:span><text:span text:style-name="T3"> argument.</text:span></text:p>
      <text:p text:style-name="P11"><text:span text:style-name="T44">Tanto los corchetes dobles como el símbolo americano de moneda seleccionan un solo elemento de la lista. La principal diferencia es que el símbolo americano de moneda no permite índices numéricos, mientras que los corchetes dobles sí lo hacen. La expresión x$un.numbre es equivalente a </text:span><text:soft-page-break/><text:span text:style-name="T44">x</text:span><text:span text:style-name="Source_20_Text"><text:span text:style-name="T44">[["un.nombre", exact = FALSE]]. </text:span></text:span><text:span text:style-name="Source_20_Text"><text:span text:style-name="T45">Además</text:span></text:span><text:span text:style-name="Source_20_Text"><text:span text:style-name="T44">, el </text:span></text:span><text:span text:style-name="Source_20_Text"><text:span text:style-name="T45">procedimiento de</text:span></text:span><text:span text:style-name="Source_20_Text"><text:span text:style-name="T44"> cotejo parcial </text:span></text:span><text:span text:style-name="Source_20_Text"><text:span text:style-name="T45">asociado a los corchetes dobles puede ser controlado usando el argumento exact.</text:span></text:span></text:p>
      <text:p text:style-name="P1"><text:span text:style-name="Source_20_Text"><text:span text:style-name="T3">getElement(x, name)</text:span></text:span><text:span text:style-name="T3"> is a version of </text:span><text:span text:style-name="Source_20_Text"><text:span text:style-name="T3">x[[name, exact = TRUE]]</text:span></text:span><text:span text:style-name="T3"> which for formally classed (S4) objects returns </text:span><text:a xlink:type="simple" xlink:href="http://127.0.0.1:15271/help/library/base/help/slot" text:style-name="Internet_20_link" text:visited-style-name="Visited_20_Internet_20_Link"><text:span text:style-name="Source_20_Text"><text:span text:style-name="T77">slot</text:span></text:span></text:a><text:span text:style-name="Source_20_Text"><text:span text:style-name="T3">(x, name)</text:span></text:span><text:span text:style-name="T3">, hence providing access to even more general list-like objects.</text:span></text:p>
      <text:p text:style-name="P1"><text:span text:style-name="Source_20_Text"><text:span text:style-name="T3">[</text:span></text:span><text:span text:style-name="T3"> and </text:span><text:span text:style-name="Source_20_Text"><text:span text:style-name="T3">[[</text:span></text:span><text:span text:style-name="T3"> are sometimes applied to other recursive objects such as </text:span><text:a xlink:type="simple" xlink:href="http://127.0.0.1:15271/help/library/base/help/call" text:style-name="Internet_20_link" text:visited-style-name="Visited_20_Internet_20_Link"><text:span text:style-name="T77">call</text:span></text:a><text:span text:style-name="T3">s and </text:span><text:a xlink:type="simple" xlink:href="http://127.0.0.1:15271/help/library/base/help/expression" text:style-name="Internet_20_link" text:visited-style-name="Visited_20_Internet_20_Link"><text:span text:style-name="T77">expression</text:span></text:a><text:span text:style-name="T3">s. Pairlists are coerced to lists for extraction by </text:span><text:span text:style-name="Source_20_Text"><text:span text:style-name="T3">[</text:span></text:span><text:span text:style-name="T3">, but all three operators can be used for replacement.</text:span></text:p>
      <text:p text:style-name="P18">getElement(x, un.nombre) es una versión de x[[un.nombre, exact = TRUE]] que para objetos formalmente clasificados de S4 devuelve la función slot(x, un.nombre), aportando de esta manera acceso a todavía más objetos generales de tipo lista.</text:p>
      <text:p text:style-name="P1"><text:span text:style-name="Source_20_Text"><text:span text:style-name="T3">[[</text:span></text:span><text:span text:style-name="T3"> can be applied recursively to lists, so that if the single index </text:span><text:span text:style-name="Source_20_Text"><text:span text:style-name="T3">i</text:span></text:span><text:span text:style-name="T3"> is a vector of length </text:span><text:span text:style-name="Source_20_Text"><text:span text:style-name="T3">p</text:span></text:span><text:span text:style-name="T3">, </text:span><text:span text:style-name="Source_20_Text"><text:span text:style-name="T3">alist[[i]]</text:span></text:span><text:span text:style-name="T3"> is equivalent to </text:span><text:span text:style-name="Source_20_Text"><text:span text:style-name="T3">alist[[i1]]...[[ip]]</text:span></text:span><text:span text:style-name="T3"> providing all but the final indexing results in a list.</text:span></text:p>
      <text:p text:style-name="P18">Los corchetes dobles pueden ser aplicados recursivamente a las listas, de forma que si un solo índice i es un vector de extensión p, alist[[i]] es equivalente a alist[[i1]]...[[ip]], dado que todo salvo la indización final resulte en una lista.</text:p>
      <text:p text:style-name="P1"><text:span text:style-name="T3">Note that in all three kinds of replacement, a value of </text:span><text:span text:style-name="Source_20_Text"><text:span text:style-name="T3">NULL</text:span></text:span><text:span text:style-name="T3"> deletes the corresponding item of the list. To set entries to </text:span><text:span text:style-name="Source_20_Text"><text:span text:style-name="T3">NULL</text:span></text:span><text:span text:style-name="T3">, you need </text:span><text:span text:style-name="Source_20_Text"><text:span text:style-name="T3">x[i] &lt;- list(NULL)</text:span></text:span><text:span text:style-name="T3">.</text:span></text:p>
      <text:p text:style-name="P18">Advierta que en los tres tipos de reemplazo, un valor de NULL borra el ítem correspondiente de la lista. Para establecer las entradas a NULL, debe excribir x[i] ← list(NULL).</text:p>
      <text:p text:style-name="P1"><text:span text:style-name="T3">When </text:span><text:span text:style-name="Source_20_Text"><text:span text:style-name="T3">$&lt;-</text:span></text:span><text:span text:style-name="T3"> is applied to a </text:span><text:span text:style-name="Source_20_Text"><text:span text:style-name="T3">NULL</text:span></text:span><text:span text:style-name="T3"> </text:span><text:span text:style-name="Source_20_Text"><text:span text:style-name="T3">x</text:span></text:span><text:span text:style-name="T3">, it first coerces </text:span><text:span text:style-name="Source_20_Text"><text:span text:style-name="T3">x</text:span></text:span><text:span text:style-name="T3"> to </text:span><text:span text:style-name="Source_20_Text"><text:span text:style-name="T3">list()</text:span></text:span><text:span text:style-name="T3">. This is what also happens with </text:span><text:span text:style-name="Source_20_Text"><text:span text:style-name="T3">[[&lt;-</text:span></text:span><text:span text:style-name="T3"> if the replacement value </text:span><text:span text:style-name="Source_20_Text"><text:span text:style-name="T3">value</text:span></text:span><text:span text:style-name="T3"> is of length greater than one: if </text:span><text:span text:style-name="Source_20_Text"><text:span text:style-name="T3">value</text:span></text:span><text:span text:style-name="T3"> has length 1 or 0, </text:span><text:span text:style-name="Source_20_Text"><text:span text:style-name="T3">x</text:span></text:span><text:span text:style-name="T3"> is first coerced to a zero-length vector of the type of </text:span><text:span text:style-name="Source_20_Text"><text:span text:style-name="T3">value</text:span></text:span><text:span text:style-name="T3">.</text:span></text:p>
      <text:p text:style-name="P18">Cuando el operador $&lt;- es aplicado a un objeto x con valor NULL, primero constriñe a x en un objeto list(). Esto es lo que también ocurre con [[<text:span text:style-name="T154">&lt;-</text:span> si el valor de reemplazo value es de una extensión mayor a uno. Si value tiene una extensión de 1 o 0, el objeto x primero será constreñido a un vector de longitud cero de tipo igual al de value.</text:p>
      <text:h text:style-name="P31" text:outline-level="3">Environments <text:span text:style-name="T149">Entornos</text:span></text:h>
      <text:p text:style-name="P1"><text:span text:style-name="T3">Both </text:span><text:span text:style-name="Source_20_Text"><text:span text:style-name="T3">$</text:span></text:span><text:span text:style-name="T3"> and </text:span><text:span text:style-name="Source_20_Text"><text:span text:style-name="T3">[[</text:span></text:span><text:span text:style-name="T3"> can be applied to environments. Only character indices are allowed and no partial matching is done. The semantics of these operations are those of </text:span><text:span text:style-name="Source_20_Text"><text:span text:style-name="T3">get(i, env = x, inherits = FALSE)</text:span></text:span><text:span text:style-name="T3">. If no match is found then </text:span><text:span text:style-name="Source_20_Text"><text:span text:style-name="T3">NULL</text:span></text:span><text:span text:style-name="T3"> is returned. The replacement versions, </text:span><text:span text:style-name="Source_20_Text"><text:span text:style-name="T3">$← </text:span></text:span><text:span text:style-name="T3">and </text:span><text:span text:style-name="Source_20_Text"><text:span text:style-name="T3">[[&lt;-</text:span></text:span><text:span text:style-name="T3">, can also be used. Again, only character arguments are allowed. The semantics in this case are those of </text:span><text:span text:style-name="Source_20_Text"><text:span text:style-name="T3">assign(i, value, env = x, inherits = FALSE)</text:span></text:span><text:span text:style-name="T3">. Such an assignment will either create a new binding or change the existing binding in </text:span><text:span text:style-name="Source_20_Text"><text:span text:style-name="T3">x</text:span></text:span><text:span text:style-name="T3">.</text:span></text:p>
      <text:p text:style-name="P12"><text:span text:style-name="T45">Tanto el símbolo americano de moneda como los corchetes dobles pueden aplicarse a </text:span><text:span text:style-name="T46">los entornos. Solo los indices de tipo carácter están permitidos y no se aceptan coincidencias parciales. La sintaxis de estas operaciones es la misma que en get(i, env = x, inherits = FALSE). Si ninguna coincidencia es encontrada entonces un valor NULL es devuelto. Las versiones para los operadores de reemplazo como $&lt;- y [[&lt;- también pueden ser utilizadas. Se reitera, solo se permiten argumentos de tipo carácter. La sintaxis de estas operaciones es la misma que en assign(i, value, env = x, inherits = FALSE). Este tipo de asignación creará una nueva obligación o cambiará la obligación existente en x.</text:span></text:p>
      <text:h text:style-name="P31" text:outline-level="3"><text:soft-page-break/>NAs in indexing <text:span text:style-name="T150">Indización con valores no disponibles (NA)</text:span></text:h>
      <text:p text:style-name="P1"><text:span text:style-name="T3">When extracting, a numerical, logical or character </text:span><text:span text:style-name="Source_20_Text"><text:span text:style-name="T3">NA</text:span></text:span><text:span text:style-name="T3"> index picks an unknown element and so returns </text:span><text:span text:style-name="Source_20_Text"><text:span text:style-name="T3">NA</text:span></text:span><text:span text:style-name="T3"> in the corresponding element of a logical, integer, numeric, complex or character result, and </text:span><text:span text:style-name="Source_20_Text"><text:span text:style-name="T3">NULL</text:span></text:span><text:span text:style-name="T3"> for a list. (It returns </text:span><text:span text:style-name="Source_20_Text"><text:span text:style-name="T3">00</text:span></text:span><text:span text:style-name="T3"> for a raw result.)</text:span></text:p>
      <text:p text:style-name="P59">La extracción de un índice con valor no disponible de tipo numérico, lógico o carácter escoge un elemento desconocido y devuelve NA en el elemento correspondiente de un resultado de tipo lógico, entero, numérico, complejo o carácter, y NULL para una lista. Para el tipo de datos sin procesar, devolverá 00.</text:p>
      <text:p text:style-name="P1"><text:span text:style-name="T3">When replacing (that is using indexing on the lhs of an assignment) </text:span><text:span text:style-name="Source_20_Text"><text:span text:style-name="T3">NA</text:span></text:span><text:span text:style-name="T3"> does not select any element to be replaced. As there is ambiguity as to whether an element of the rhs should be used or not, this is only allowed if the rhs value is of length one (so the two interpretations would have the same outcome). (The documented behaviour of S was that an </text:span><text:span text:style-name="Source_20_Text"><text:span text:style-name="T3">NA</text:span></text:span><text:span text:style-name="T3"> replacement index ‘goes nowhere’ but uses up an element of </text:span><text:span text:style-name="Source_20_Text"><text:span text:style-name="T3">value</text:span></text:span><text:span text:style-name="T3">: Becker </text:span><text:span text:style-name="Emphasis"><text:span text:style-name="T3">et al</text:span></text:span><text:span text:style-name="T3"> p. 359. However, that has not been true of other implementations.)</text:span></text:p>
      <text:p text:style-name="P19">En el reemplazo <text:span text:style-name="T151">(que ocurre cuando se indiza en el lado izquierdo de la asignación convencional)</text:span>, los valores no disponibles <text:span text:style-name="T151">no seleccionan ningún elemento para ser reemplazado. Debido a que existe ambigüedad sobre si un elemento del lado derecho de la expresión de asignación convencional deberá ser o no utilizado, esto solo se permite si el valor del lado derecho es de una extensión de uno <text:s/>(de forma que ambas interpretaciones tendrían </text:span><text:span text:style-name="T152">s</text:span><text:span text:style-name="T151">olo </text:span><text:span text:style-name="T152">un</text:span><text:span text:style-name="T151"> resultado). El comportamiento documentado en </text:span><text:span text:style-name="T141">S</text:span><text:span text:style-name="T151"> era que un índice de reemplazo </text:span><text:span text:style-name="T152">con valor</text:span><text:span text:style-name="T151"> no disponible </text:span><text:span text:style-name="T152">NA ‘se iba a ninguna parte’ pero que utilizaba un elemento de </text:span><text:span text:style-name="T137">value</text:span><text:span text:style-name="T113"> (Becker </text:span><text:span text:style-name="T114">et al</text:span><text:span text:style-name="T113">. 1988, 359). No obstante, esto no ha sido cierto para otras implementaciones.</text:span></text:p>
      <text:h text:style-name="P31" text:outline-level="3">Argument matching</text:h>
      <text:p text:style-name="P20">Cotejo de argumentos</text:p>
      <text:p text:style-name="P1"><text:span text:style-name="T3">Note that these operations do not match their index arguments in the standard way: argument names are ignored and positional matching only is used. So </text:span><text:span text:style-name="Source_20_Text"><text:span text:style-name="T3">m[j = 2, i = 1]</text:span></text:span><text:span text:style-name="T3"> is equivalent to </text:span><text:span text:style-name="Source_20_Text"><text:span text:style-name="T3">m[2, 1]</text:span></text:span><text:span text:style-name="T3"> and </text:span><text:span text:style-name="Strong_20_Emphasis"><text:span text:style-name="T3">not</text:span></text:span><text:span text:style-name="T3"> to </text:span><text:span text:style-name="Source_20_Text"><text:span text:style-name="T3">m[1, 2]</text:span></text:span><text:span text:style-name="T3">.</text:span></text:p>
      <text:p text:style-name="P60">Advierta que estas operaciones no cotejan sus índices de argumentos de una manera estándar: los nombres de los argumentos son ignorados y las coincidencias por posición son solo utilizadas. De manera que m[j = 2, i = 1] es equivalente a m[2, 1] y no a m[1, 2].</text:p>
      <text:p text:style-name="P1"><text:span text:style-name="T3">This may not be true for methods defined for them; for example it is not true for the </text:span><text:span text:style-name="Source_20_Text"><text:span text:style-name="T3">data.frame</text:span></text:span><text:span text:style-name="T3"> methods described in </text:span><text:a xlink:type="simple" xlink:href="http://127.0.0.1:15271/help/library/base/help/%5B.data.frame" text:style-name="Internet_20_link" text:visited-style-name="Visited_20_Internet_20_Link"><text:span text:style-name="Source_20_Text"><text:span text:style-name="T77">[.data.frame</text:span></text:span></text:a><text:span text:style-name="T3">which warn if </text:span><text:span text:style-name="Source_20_Text"><text:span text:style-name="T3">i</text:span></text:span><text:span text:style-name="T3"> or </text:span><text:span text:style-name="Source_20_Text"><text:span text:style-name="T3">j</text:span></text:span><text:span text:style-name="T3"> is named and have undocumented behaviour in that case.</text:span></text:p>
      <text:p text:style-name="P61">Esto podría no ser cierto para métodos definidos para ellos: pro ejemplo, no es cierto para los métodos para los objetos de tipo data.frame descritos en [.data.frame los cuales advierten si i o j es nombrado y tienen un comportamiento no documentado en ese caso.</text:p>
      <text:p text:style-name="P1"><text:span text:style-name="T3">To avoid confusion, do not name index arguments (but </text:span><text:span text:style-name="Source_20_Text"><text:span text:style-name="T3">drop</text:span></text:span><text:span text:style-name="T3"> and </text:span><text:span text:style-name="Source_20_Text"><text:span text:style-name="T3">exact</text:span></text:span><text:span text:style-name="T3"> must be named).</text:span></text:p>
      <text:p text:style-name="P61">Para evitar la confusión, no invoque los argumentos de indización (aunque drop y exact sí deberán ser invocados).</text:p>
      <text:h text:style-name="P31" text:outline-level="3"><text:soft-page-break/>S4 methods <text:span text:style-name="T153">Métodos de S4</text:span></text:h>
      <text:p text:style-name="P1"><text:span text:style-name="T3">These operators are also implicit S4 generics, but as primitives, S4 methods will be dispatched only on S4 objects </text:span><text:span text:style-name="Source_20_Text"><text:span text:style-name="T3">x</text:span></text:span><text:span text:style-name="T3">.</text:span></text:p>
      <text:p text:style-name="P62">Estos operadores también están implícitos en métodos genéricos de S4, pero como primitivos. Los métodos de S4 serán solo aplicados sobre objetos de x de S4.</text:p>
      <text:p text:style-name="P1"><text:span text:style-name="T3">The implicit generics for the </text:span><text:span text:style-name="Source_20_Text"><text:span text:style-name="T3">$</text:span></text:span><text:span text:style-name="T3"> and </text:span><text:span text:style-name="Source_20_Text"><text:span text:style-name="T3">$&lt;-</text:span></text:span><text:span text:style-name="T3"> operators do not have </text:span><text:span text:style-name="Source_20_Text"><text:span text:style-name="T3">name</text:span></text:span><text:span text:style-name="T3"> in their signature because the grammar only allows symbols or string constants for the </text:span><text:span text:style-name="Source_20_Text"><text:span text:style-name="T3">name</text:span></text:span><text:span text:style-name="T3"> argument.</text:span></text:p>
      <text:p text:style-name="P62">Los métodos genéricos implícitos para el operador $ y $&lt;- no tienen un atributo name (nombre) en su señalización porque la gramática del lenguaje solo permite símbolos o constantes para el argumento name.</text:p>
      <text:h text:style-name="P31" text:outline-level="3">Character indices</text:h>
      <text:p text:style-name="P21">Indización por caracteres</text:p>
      <text:p text:style-name="P1"><text:span text:style-name="T3">Character indices can in some circumstances be partially matched (see </text:span><text:a xlink:type="simple" xlink:href="http://127.0.0.1:15271/help/library/base/help/pmatch" text:style-name="Internet_20_link" text:visited-style-name="Visited_20_Internet_20_Link"><text:span text:style-name="Source_20_Text"><text:span text:style-name="T77">pmatch</text:span></text:span></text:a><text:span text:style-name="T3">) to the names or dimnames of the object being subsetted (but never for subassignment). Unlike S (Becker </text:span><text:span text:style-name="Emphasis"><text:span text:style-name="T3">et al</text:span></text:span><text:span text:style-name="T3"> p. 358), </text:span><text:span text:style-name="T79">R </text:span><text:span text:style-name="T3">never uses partial matching when extracting by </text:span><text:span text:style-name="Source_20_Text"><text:span text:style-name="T3">[</text:span></text:span><text:span text:style-name="T3">, and partial matching is not by default used by </text:span><text:span text:style-name="Source_20_Text"><text:span text:style-name="T3">[[ </text:span></text:span><text:span text:style-name="T3">(see argument </text:span><text:span text:style-name="Source_20_Text"><text:span text:style-name="T3">exact</text:span></text:span><text:span text:style-name="T3">).</text:span></text:p>
      <text:p text:style-name="P26"><text:span text:style-name="T3">La indización con caracteres puede en </text:span><text:span text:style-name="T47">ciertas circunstancias ser parcialmente cotejada (véase pmatch) con los nombres los nombres de las dimensiones de un objeto sobre el que se realice la extracción de un subconjunto (pero nunca para una subasignación). A diferencia de S (Becker </text:span><text:span text:style-name="Emphasis"><text:span text:style-name="T47">et al</text:span></text:span><text:span text:style-name="T47">. 358, 1988), </text:span><text:span text:style-name="T48">R nunca usa las coincidencias parciales cuando se invoca la extracción con corchetes simples, y las coincidencias parciales no se usan por omisión por los corchetes dobles (véase el argumento exact).</text:span></text:p>
      <text:p text:style-name="P1"><text:span text:style-name="T3">Thus the default behaviour is to use partial matching only when extracting from recursive objects (except environments) by </text:span><text:span text:style-name="Source_20_Text"><text:span text:style-name="T3">$</text:span></text:span><text:span text:style-name="T3">. Even in that case, warnings can be switched on by </text:span><text:a xlink:type="simple" xlink:href="http://127.0.0.1:15271/help/library/base/help/options" text:style-name="Internet_20_link" text:visited-style-name="Visited_20_Internet_20_Link"><text:span text:style-name="Source_20_Text"><text:span text:style-name="T77">options</text:span></text:span></text:a><text:span text:style-name="Source_20_Text"><text:span text:style-name="T3">(warnPartialMatchDollar = TRUE)</text:span></text:span><text:span text:style-name="T3">.</text:span></text:p>
      <text:p text:style-name="P27"><text:span text:style-name="T3">El comportamiento por omisión consiste en utilizar las coincidencias parciales solo cuando se extrae desde objetos recursivos (salvo cuando se trata de entornos) por medio del operador $. Incluso en este caso, las advertencias pueden ser desplegadas por medio de </text:span><text:a xlink:type="simple" xlink:href="http://127.0.0.1:15271/help/library/base/help/options" text:style-name="Internet_20_link" text:visited-style-name="Visited_20_Internet_20_Link"><text:span text:style-name="Source_20_Text"><text:span text:style-name="T78">options</text:span></text:span></text:a><text:span text:style-name="Source_20_Text"><text:span text:style-name="T60">(warnPartialMatchDollar = TRUE)</text:span></text:span></text:p>
      <text:p text:style-name="P1"><text:span text:style-name="T3">Neither empty (</text:span><text:span text:style-name="Source_20_Text"><text:span text:style-name="T3">""</text:span></text:span><text:span text:style-name="T3">) nor </text:span><text:span text:style-name="Source_20_Text"><text:span text:style-name="T3">NA</text:span></text:span><text:span text:style-name="T3"> indices match any names, not even empty nor missing names. If any object has no names or appropriate dimnames, they are taken as all </text:span><text:span text:style-name="Source_20_Text"><text:span text:style-name="T3">""</text:span></text:span><text:span text:style-name="T3"> and so match nothing.</text:span></text:p>
      <text:p text:style-name="P13"><text:span text:style-name="T48">Ni los índices vacíos (</text:span><text:span text:style-name="Source_20_Text"><text:span text:style-name="T48">""</text:span></text:span><text:span text:style-name="T48">) como los no disponibles (</text:span><text:span text:style-name="Source_20_Text"><text:span text:style-name="T48">NA</text:span></text:span><text:span text:style-name="T48">) coincidirán con ningún nombre, ni siquiera nombres vacíos </text:span><text:span text:style-name="T49">o faltantes. Si algún objeto no tiene nombres o nombres apropiados para sus dimensiones, se considerarán como vacíos y, por tanto, no devolverá ninguna coincidencia.</text:span></text:p>
      <text:h text:style-name="P31" text:outline-level="3">Referenc<text:span text:style-name="T155">ia</text:span>s</text:h>
      <text:p text:style-name="P1"><text:span text:style-name="T3">Becker, R. A., Chambers, J. M. and Wilks, A. R. (1988) </text:span><text:span text:style-name="Emphasis"><text:span text:style-name="T54">The New S Language</text:span></text:span><text:span text:style-name="T3">. Wadsworth &amp; Brooks/Cole.</text:span></text:p>
      <text:h text:style-name="P31" text:outline-level="3"><text:soft-page-break/>See Also</text:h>
      <text:p text:style-name="P1"><text:a xlink:type="simple" xlink:href="http://127.0.0.1:15271/help/library/base/help/names" text:style-name="Internet_20_link" text:visited-style-name="Visited_20_Internet_20_Link"><text:span text:style-name="Source_20_Text"><text:span text:style-name="T77">names</text:span></text:span></text:a><text:span text:style-name="T3"> for details of matching to names, and </text:span><text:a xlink:type="simple" xlink:href="http://127.0.0.1:15271/help/library/base/help/pmatch" text:style-name="Internet_20_link" text:visited-style-name="Visited_20_Internet_20_Link"><text:span text:style-name="Source_20_Text"><text:span text:style-name="T77">pmatch</text:span></text:span></text:a><text:span text:style-name="T3"> for partial matching.</text:span></text:p>
      <text:p text:style-name="P63">Para detalles sobre el cotejo de nombres y pmatch para coincidencias parciales.</text:p>
      <text:p text:style-name="P1"><text:a xlink:type="simple" xlink:href="http://127.0.0.1:15271/help/library/base/help/list" text:style-name="Internet_20_link" text:visited-style-name="Visited_20_Internet_20_Link"><text:span text:style-name="Source_20_Text"><text:span text:style-name="T77">list</text:span></text:span></text:a><text:span text:style-name="T3">, </text:span><text:a xlink:type="simple" xlink:href="http://127.0.0.1:15271/help/library/base/help/array" text:style-name="Internet_20_link" text:visited-style-name="Visited_20_Internet_20_Link"><text:span text:style-name="Source_20_Text"><text:span text:style-name="T77">array</text:span></text:span></text:a><text:span text:style-name="T3">, </text:span><text:a xlink:type="simple" xlink:href="http://127.0.0.1:15271/help/library/base/help/matrix" text:style-name="Internet_20_link" text:visited-style-name="Visited_20_Internet_20_Link"><text:span text:style-name="Source_20_Text"><text:span text:style-name="T77">matrix</text:span></text:span></text:a><text:span text:style-name="T3">.</text:span></text:p>
      <text:p text:style-name="P1"><text:a xlink:type="simple" xlink:href="http://127.0.0.1:15271/help/library/base/help/%5B.data.frame" text:style-name="Internet_20_link" text:visited-style-name="Visited_20_Internet_20_Link"><text:span text:style-name="Source_20_Text"><text:span text:style-name="T77">[.data.frame</text:span></text:span></text:a><text:span text:style-name="T3"> </text:span><text:span text:style-name="T49">y</text:span><text:span text:style-name="T3"> </text:span><text:a xlink:type="simple" xlink:href="http://127.0.0.1:15271/help/library/base/help/%5B.factor" text:style-name="Internet_20_link" text:visited-style-name="Visited_20_Internet_20_Link"><text:span text:style-name="Source_20_Text"><text:span text:style-name="T77">[.factor</text:span></text:span></text:a><text:span text:style-name="T3"> for the behaviour when applied to data.frame and factors.</text:span></text:p>
      <text:p text:style-name="P63">Para el comportamiento de la extracción cuando se aplica a objetos de clase data.frame y factores.</text:p>
      <text:p text:style-name="P1"><text:a xlink:type="simple" xlink:href="http://127.0.0.1:15271/help/library/base/help/Syntax" text:style-name="Internet_20_link" text:visited-style-name="Visited_20_Internet_20_Link"><text:span text:style-name="Source_20_Text"><text:span text:style-name="T77">Syntax</text:span></text:span></text:a><text:span text:style-name="T3"> for operator precedence, and the ‘R Language Definition’ manual about indexing details.</text:span></text:p>
      <text:p text:style-name="P28"><text:span text:style-name="T3">Para operadores de precedencia, y el manual </text:span><text:span text:style-name="T54">Definición del lenguaje R </text:span><text:span text:style-name="T50">acerca de los detalles de indización.</text:span></text:p>
      <text:p text:style-name="P1"><text:a xlink:type="simple" xlink:href="http://127.0.0.1:15271/help/library/base/help/NULL" text:style-name="Internet_20_link" text:visited-style-name="Visited_20_Internet_20_Link"><text:span text:style-name="Source_20_Text"><text:span text:style-name="T77">NULL</text:span></text:span></text:a><text:span text:style-name="T3"> for details of indexing null objects.</text:span></text:p>
      <text:p text:style-name="P63">Para detalles de indización en objetos nulos.</text:p>
      <text:h text:style-name="P35" text:outline-level="3"><text:span text:style-name="T89">E</text:span><text:span text:style-name="T90">jemplos</text:span></text:h>
      <text:p text:style-name="P30">x &lt;- 1:12</text:p>
      <text:p text:style-name="P49">m &lt;- matrix(1:6, nrow = 2, dimnames = list(c("a", "b"), LETTERS[1:3]))</text:p>
      <text:p text:style-name="P49">li &lt;- list(pi = pi, e = exp(1))</text:p>
      <text:p text:style-name="P52"><text:span text:style-name="T56">x[10] <text:s text:c="16"/># </text:span><text:span text:style-name="T58">el décimo elemento de</text:span><text:span text:style-name="T56"> x</text:span></text:p>
      <text:p text:style-name="P49">x &lt;- x[-1] <text:s text:c="11"/># <text:span text:style-name="T155">borra el primer elemento de</text:span> x</text:p>
      <text:p text:style-name="P52"><text:span text:style-name="T56">m[1,] <text:s text:c="16"/># </text:span><text:span text:style-name="T58">la primera fila de la matriz</text:span><text:span text:style-name="T56"> m</text:span></text:p>
      <text:p text:style-name="P50">m[1, , drop = FALSE] <text:s/># <text:span text:style-name="T155">es una</text:span> matri<text:span text:style-name="T155">z de una fila</text:span></text:p>
      <text:p text:style-name="P49">m[,c(TRUE,FALSE,TRUE)]# <text:span text:style-name="T155">indización con valores ló</text:span><text:span text:style-name="T156">gicos</text:span></text:p>
      <text:p text:style-name="P53"><text:span text:style-name="T125">m[cbind(c(1,2,1),3:1)] <text:s/># </text:span><text:span text:style-name="T133">indización con </text:span><text:span text:style-name="T134">una matriz</text:span><text:span text:style-name="T133"> índices numéricos</text:span></text:p>
      <text:p text:style-name="P49">ci &lt;- cbind(c("a", "b", "a"), c("A", "C", "B"))</text:p>
      <text:p text:style-name="P54"><text:span text:style-name="T60">m[ci] <text:s text:c="16"/># </text:span><text:span text:style-name="T75">indización con una matriz de índices de tipo </text:span></text:p>
      <text:p text:style-name="P58"><text:tab/><text:tab/><text:tab/> <text:s text:c="5"/># carácter</text:p>
      <text:p text:style-name="P49">m &lt;- m[,-1] <text:s text:c="10"/># delete the first column of m <text:span text:style-name="T157">borra la primera columna de m</text:span></text:p>
      <text:p text:style-name="P49">li[[1]] <text:s text:c="14"/># <text:span text:style-name="T158">el primer elemento de la lista</text:span></text:p>
      <text:p text:style-name="P49">y &lt;- list(1, 2, a = 4, 5)</text:p>
      <text:p text:style-name="P49">y[c(3, 4)] <text:s text:c="11"/># a list containing elements 3 and 4 of y</text:p>
      <text:p text:style-name="P51"># una lista que contiene los elementos 3 y 4 del objeto y </text:p>
      <text:p text:style-name="P49">y$a <text:s text:c="18"/># <text:span text:style-name="T158">el elemento del objeto a llamado a</text:span></text:p>
      <text:p text:style-name="P52"/>
      <text:p text:style-name="P49">## non-integer indices are truncated:</text:p>
      <text:p text:style-name="P51">## índices que no sean enteros son truncados:</text:p>
      <text:p text:style-name="P49">(i &lt;- 3.999999999) # "4" is printed</text:p>
      <text:p text:style-name="P49">(1:5)[i] <text:s/># 3</text:p>
      <text:p text:style-name="P52"/>
      <text:p text:style-name="P49">## named atomic vectors, compare "[" and "[[":</text:p>
      <text:p text:style-name="P55"><text:span text:style-name="T73">## vectores atómicos </text:span><text:span text:style-name="T74">con nombre</text:span><text:span text:style-name="T73">, compare "[" y "[[" </text:span></text:p>
      <text:p text:style-name="P49">nx &lt;- c(Abc = 123, pi = pi)</text:p>
      <text:p text:style-name="P53"><text:span text:style-name="T60">nx[1] ; nx["pi"] # </text:span><text:span text:style-name="T74">conserva los nombres</text:span><text:span text:style-name="T60">,</text:span><text:span text:style-name="T73"> mientras que</text:span><text:span text:style-name="T60"> "[[" </text:span><text:span text:style-name="T73">no</text:span><text:span text:style-name="T60">:</text:span></text:p>
      <text:p text:style-name="P49">nx[[1]]; nx[["pi"]]</text:p>
      <text:p text:style-name="P52"/>
      <text:p text:style-name="P49">## <text:span text:style-name="T158">indización recursiva dentro de listas</text:span></text:p>
      <text:p text:style-name="P49">z &lt;- list(a = list(b = 9, c = "<text:span text:style-name="T158">hola</text:span>"), d = 1:5)</text:p>
      <text:p text:style-name="P49">unlist(z)</text:p>
      <text:p text:style-name="P49"><text:soft-page-break/>z[[c(1, 2)]]</text:p>
      <text:p text:style-name="P49">z[[c(1, 2, 1)]] <text:s/># <text:span text:style-name="T158">ambas devuelven</text:span> "<text:span text:style-name="T158">hola</text:span>"</text:p>
      <text:p text:style-name="P49">z[[c("a", "b")]] &lt;- "<text:span text:style-name="T158">nuevo</text:span>"</text:p>
      <text:p text:style-name="P49">unlist(z)</text:p>
      <text:p text:style-name="P52"/>
      <text:p text:style-name="P49">## check $ and [[ for environments</text:p>
      <text:p text:style-name="P51">## verifique el funcionamiento de $ y [[ para entornos</text:p>
      <text:p text:style-name="P49">e1 &lt;- new.env()</text:p>
      <text:p text:style-name="P49">e1$a &lt;- 10</text:p>
      <text:p text:style-name="P49">e1[["a"]]</text:p>
      <text:p text:style-name="P49">e1[["b"]] &lt;- 20</text:p>
      <text:p text:style-name="P49">e1$b</text:p>
      <text:p text:style-name="P49">ls(e1)</text:p>
      <text:p text:style-name="P52"/>
      <text:p text:style-name="P49">## partial matching - possibly with warning :</text:p>
      <text:p text:style-name="P51">## coincidencias parciales – posibles con una advertencia:</text:p>
      <text:p text:style-name="P49">stopifnot(identical(li$p, pi))</text:p>
      <text:p text:style-name="P49">op &lt;- options(warnPartialMatchDollar = TRUE)</text:p>
      <text:p text:style-name="P49">stopifnot( identical(li$p, pi), #-- a warning</text:p>
      <text:p text:style-name="P53"><text:span text:style-name="T76"><text:s text:c="2"/></text:span><text:span text:style-name="T60">inherits(tryCatch (li$p, warning = identity), "</text:span><text:span text:style-name="T74">advertencia</text:span><text:span text:style-name="T60">"))</text:span></text:p>
      <text:p text:style-name="P51">## deshacer la opción de advertencia:</text:p>
      <text:p text:style-name="P56">if(is.null(op[[1]])) op[[1]] &lt;- FALSE; options(op)</text:p>
      <text:p text:style-name="P57"/>
      <text:p text:style-name="P36"><text:span text:style-name="T3">[Package </text:span><text:span text:style-name="Emphasis"><text:span text:style-name="T3">base</text:span></text:span><text:span text:style-name="T3"> version 3.6.2 </text:span><text:a xlink:type="simple" xlink:href="http://127.0.0.1:15271/help/library/base/html/00Index.html" text:style-name="Internet_20_link" text:visited-style-name="Visited_20_Internet_20_Link"><text:span text:style-name="T77">Index</text:span></text:a><text:span text:style-name="T3">]</text:span></text:p>
      <text:p text:style-name="P46"/>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sans-serif" svg:font-family="sans-serif"/>
    <style:font-face style:name="Arial Unicode MS1" svg:font-family="'Arial Unicode MS'" style:font-family-generic="swiss"/>
    <style:font-face style:name="Liberation Mono1" svg:font-family="'Liberation Mono'" style:font-family-generic="modern" style:font-pitch="fixed"/>
    <style:font-face style:name="Liberation Mono" svg:font-family="'Liberation Mon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ource_20_Text" style:display-name="Source Text"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0-03-06T20:29:00.942748195</meta:creation-date>
    <meta:editing-duration>PT8H47M44S</meta:editing-duration>
    <meta:editing-cycles>68</meta:editing-cycles>
    <meta:generator>LibreOffice/6.4.3.2$MacOSX_X86_64 LibreOffice_project/747b5d0ebf89f41c860ec2a39efd7cb15b54f2d8</meta:generator>
    <dc:date>2020-03-15T18:55:42.400089096</dc:date>
    <meta:document-statistic meta:table-count="2" meta:image-count="0" meta:object-count="0" meta:page-count="10" meta:paragraph-count="183" meta:word-count="4543" meta:character-count="27119" meta:non-whitespace-character-count="22620"/>
  </office:meta>
</office:document-meta>
</file>